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21.91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32.91pt"/>
    </style:style>
    <style:style style:name="co6" style:family="table-column">
      <style:table-column-properties fo:break-before="auto" style:column-width="19.56pt"/>
    </style:style>
    <style:style style:name="co7" style:family="table-column">
      <style:table-column-properties fo:break-before="auto" style:column-width="30.56pt"/>
    </style:style>
    <style:style style:name="co8" style:family="table-column">
      <style:table-column-properties fo:break-before="auto" style:column-width="36.79pt"/>
    </style:style>
    <style:style style:name="co9" style:family="table-column">
      <style:table-column-properties fo:break-before="auto" style:column-width="38.35pt"/>
    </style:style>
    <style:style style:name="co10" style:family="table-column">
      <style:table-column-properties fo:break-before="auto" style:column-width="15.65pt"/>
    </style:style>
    <style:style style:name="co11" style:family="table-column">
      <style:table-column-properties fo:break-before="auto" style:column-width="20.04pt"/>
    </style:style>
    <style:style style:name="co12" style:family="table-column">
      <style:table-column-properties fo:break-before="auto" style:column-width="93.26pt"/>
    </style:style>
    <style:style style:name="co13" style:family="table-column">
      <style:table-column-properties fo:break-before="auto" style:column-width="105.76pt"/>
    </style:style>
    <style:style style:name="co14" style:family="table-column">
      <style:table-column-properties fo:break-before="auto" style:column-width="14.26pt"/>
    </style:style>
    <style:style style:name="co15" style:family="table-column">
      <style:table-column-properties fo:break-before="auto" style:column-width="57.94pt"/>
    </style:style>
    <style:style style:name="co16" style:family="table-column">
      <style:table-column-properties fo:break-before="auto" style:column-width="76.96pt"/>
    </style:style>
    <style:style style:name="co17" style:family="table-column">
      <style:table-column-properties fo:break-before="auto" style:column-width="20.35pt"/>
    </style:style>
    <style:style style:name="co18" style:family="table-column">
      <style:table-column-properties fo:break-before="auto" style:column-width="18.79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0.99pt inset #000000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0.99pt inset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4">
      <style:text-properties fo:font-weight="bold" style:font-weight-asian="bold" style:font-weight-complex="bold"/>
      <style:map style:condition="cell-content-is-between([$'NBA - New'.$S$14],[$'NBA - New'.$S$15])" style:apply-style-name="inside" style:base-cell-address="'NBA - New'.A1"/>
      <style:map style:condition="cell-content-is-not-between([$'NBA - New'.$S$14],[$'NBA - New'.$S$15])" style:apply-style-name="outside" style:base-cell-address="'NBA - New'.A1"/>
    </style:style>
    <style:style style:name="ce12" style:family="table-cell" style:parent-style-name="Default" style:data-style-name="N4">
      <style:map style:condition="cell-content-is-between([$'NBA - New'.$S$14],[$'NBA - New'.$S$15])" style:apply-style-name="inside" style:base-cell-address="'NBA - New'.A1"/>
      <style:map style:condition="cell-content-is-not-between([$'NBA - New'.$S$14],[$'NBA - New'.$S$15])" style:apply-style-name="outside" style:base-cell-address="'NBA - New'.A1"/>
    </style:style>
    <style:style style:name="ce13" style:family="table-cell" style:parent-style-name="Default" style:data-style-name="N4">
      <style:map style:condition="cell-content-is-between([$'NBA - New'.$S$14],[$'NBA - New'.$S$15])" style:apply-style-name="inside" style:base-cell-address="'NBA - New'.A19"/>
      <style:map style:condition="cell-content-is-not-between([$'NBA - New'.$S$14],[$'NBA - New'.$S$15])" style:apply-style-name="outside" style:base-cell-address="'NBA - New'.A19"/>
    </style:style>
    <style:style style:name="ce14" style:family="table-cell" style:parent-style-name="Default" style:data-style-name="N4">
      <style:map style:condition="cell-content-is-between([$'NBA - New'.$S$14],[$'NBA - New'.$S$15])" style:apply-style-name="inside" style:base-cell-address="'NBA - New'.A20"/>
      <style:map style:condition="cell-content-is-not-between([$'NBA - New'.$S$14],[$'NBA - New'.$S$15])" style:apply-style-name="outside" style:base-cell-address="'NBA - New'.A20"/>
    </style:style>
    <style:style style:name="ce15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  <style:map style:condition="cell-content-is-between([$'NBA - New'.$S$14],[$'NBA - New'.$S$15])" style:apply-style-name="inside" style:base-cell-address="'NBA - New'.A1"/>
      <style:map style:condition="cell-content-is-not-between([$'NBA - New'.$S$14],[$'NBA - New'.$S$15])" style:apply-style-name="outside" style:base-cell-address="'NBA - New'.A1"/>
    </style:style>
    <style:style style:name="ce16" style:family="table-cell" style:parent-style-name="Default" style:data-style-name="N4">
      <style:text-properties fo:font-weight="bold" style:font-weight-asian="bold" style:font-weight-complex="bold"/>
      <style:map style:condition="cell-content-is-between([$'NBA - New'.$S$14],[$'NBA - New'.$S$15])" style:apply-style-name="inside" style:base-cell-address="'NBA - New'.B1"/>
      <style:map style:condition="cell-content-is-not-between([$'NBA - New'.$S$14],[$'NBA - New'.$S$15])" style:apply-style-name="outside" style:base-cell-address="'NBA - New'.B1"/>
    </style:style>
    <style:style style:name="ce17" style:family="table-cell" style:parent-style-name="Default" style:data-style-name="N4">
      <style:map style:condition="cell-content-is-between([$'NBA - New'.$S$14],[$'NBA - New'.$S$15])" style:apply-style-name="inside" style:base-cell-address="'NBA - New'.B1"/>
      <style:map style:condition="cell-content-is-not-between([$'NBA - New'.$S$14],[$'NBA - New'.$S$15])" style:apply-style-name="outside" style:base-cell-address="'NBA - New'.B1"/>
    </style:style>
    <style:style style:name="ce18" style:family="table-cell" style:parent-style-name="Default" style:data-style-name="N4">
      <style:map style:condition="cell-content-is-between([$'NBA - New'.$S$14],[$'NBA - New'.$S$15])" style:apply-style-name="inside" style:base-cell-address="'NBA - New'.B19"/>
      <style:map style:condition="cell-content-is-not-between([$'NBA - New'.$S$14],[$'NBA - New'.$S$15])" style:apply-style-name="outside" style:base-cell-address="'NBA - New'.B19"/>
    </style:style>
    <style:style style:name="ce19" style:family="table-cell" style:parent-style-name="Default" style:data-style-name="N4">
      <style:map style:condition="cell-content-is-between([$'NBA - New'.$S$14],[$'NBA - New'.$S$15])" style:apply-style-name="inside" style:base-cell-address="'NBA - New'.B20"/>
      <style:map style:condition="cell-content-is-not-between([$'NBA - New'.$S$14],[$'NBA - New'.$S$15])" style:apply-style-name="outside" style:base-cell-address="'NBA - New'.B20"/>
    </style:style>
    <style:style style:name="ce20" style:family="table-cell" style:parent-style-name="Default" style:data-style-name="N4">
      <style:text-properties fo:font-weight="bold" style:font-weight-asian="bold" style:font-weight-complex="bold"/>
      <style:map style:condition="cell-content-is-between([$'NBA - New'.$S$14],[$'NBA - New'.$S$15])" style:apply-style-name="inside" style:base-cell-address="'NBA - New'.A1"/>
      <style:map style:condition="cell-content-is-not-between([$'NBA - New'.$S$14],[$'NBA - New'.$S$15])" style:apply-style-name="outside" style:base-cell-address="'NBA - New'.A1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fo:border="0.06pt solid #000000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</style:style>
    <style:style style:name="ce30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31" style:family="table-cell" style:parent-style-name="Default" style:data-style-name="N11">
      <style:table-cell-properties fo:border="0.06pt solid #000000"/>
    </style:style>
    <style:style style:name="ce32" style:family="table-cell" style:parent-style-name="Default" style:data-style-name="N4">
      <style:table-cell-properties fo:border-bottom="none" fo:border-left="0.06pt solid #000000" fo:border-right="0.06pt solid #000000" fo:border-top="0.99pt inset #000000"/>
    </style:style>
    <style:style style:name="ce33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  <style:style style:name="ce34" style:family="table-cell" style:parent-style-name="Default" style:data-style-name="N4">
      <style:table-cell-properties fo:border-bottom="none" fo:border-left="0.06pt solid #000000" fo:border-right="0.06pt solid #000000" fo:border-top="0.06pt solid #000000"/>
    </style:style>
    <style:style style:name="ce35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9" style:family="table-cell" style:parent-style-name="outside">
      <style:table-cell-properties fo:border="0.06pt solid #000000"/>
    </style:style>
    <style:style style:name="ce40" style:family="table-cell" style:parent-style-name="inside">
      <style:table-cell-properties fo:border="0.06pt solid #000000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4" style:family="table-cell" style:parent-style-name="Default">
      <style:table-cell-properties fo:border-bottom="0.06pt solid #000000" fo:border-left="none" fo:border-right="none" fo:border-top="0.06pt solid #000000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>
      <style:map style:condition="cell-content()=SMALL([.Y$9:.Y$13];1)" style:apply-style-name="inside" style:base-cell-address="'NBA - New'.Y9"/>
      <style:map style:condition="cell-content()=SMALL([.Y$9:.Y$13];2)" style:apply-style-name="yellow" style:base-cell-address="'NBA - New'.Y9"/>
    </style:style>
    <style:style style:name="ce48" style:family="table-cell" style:parent-style-name="Default">
      <style:table-cell-properties fo:border-bottom="none" fo:border-left="none" fo:border-right="0.06pt solid #000000" fo:border-top="none"/>
      <style:map style:condition="cell-content()=SMALL([.Y$22:.Y$26];1)" style:apply-style-name="inside" style:base-cell-address="'NBA - New'.Y22"/>
      <style:map style:condition="cell-content()=SMALL([.Y$22:.Y$26];2)" style:apply-style-name="yellow" style:base-cell-address="'NBA - New'.Y22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  <style:map style:condition="cell-content()=SMALL([.Y$22:.Y$26];1)" style:apply-style-name="inside" style:base-cell-address="'NBA - New'.Y22"/>
      <style:map style:condition="cell-content()=SMALL([.Y$22:.Y$26];2)" style:apply-style-name="yellow" style:base-cell-address="'NBA - New'.Y22"/>
    </style:style>
    <style:style style:name="ce50" style:family="table-cell" style:parent-style-name="Default">
      <style:table-cell-properties fo:border-bottom="none" fo:border-left="none" fo:border-right="0.06pt solid #000000" fo:border-top="none"/>
      <style:map style:condition="cell-content()=SMALL([.Y$35:.Y$38];1)" style:apply-style-name="inside" style:base-cell-address="'NBA - New'.Y35"/>
      <style:map style:condition="cell-content()=SMALL([.Y$35:.Y$38];2)" style:apply-style-name="yellow" style:base-cell-address="'NBA - New'.Y35"/>
    </style:style>
    <style:style style:name="ce51" style:family="table-cell" style:parent-style-name="Default">
      <style:table-cell-properties fo:border-bottom="none" fo:border-left="none" fo:border-right="0.06pt solid #000000" fo:border-top="none"/>
      <style:map style:condition="cell-content()=SMALL([.AB$9:.AB$13];1)" style:apply-style-name="inside" style:base-cell-address="'NBA - New'.AB9"/>
      <style:map style:condition="cell-content()=SMALL([.AB$9:.AB$13];2)" style:apply-style-name="yellow" style:base-cell-address="'NBA - New'.AB9"/>
    </style:style>
    <style:style style:name="ce52" style:family="table-cell" style:parent-style-name="Default">
      <style:table-cell-properties fo:border-bottom="0.06pt solid #000000" fo:border-left="none" fo:border-right="0.06pt solid #000000" fo:border-top="none"/>
      <style:map style:condition="cell-content()=SMALL([.AB$9:.AB$13];1)" style:apply-style-name="inside" style:base-cell-address="'NBA - New'.AB9"/>
      <style:map style:condition="cell-content()=SMALL([.AB$9:.AB$13];2)" style:apply-style-name="yellow" style:base-cell-address="'NBA - New'.AB9"/>
    </style:style>
    <style:style style:name="ce53" style:family="table-cell" style:parent-style-name="Default">
      <style:table-cell-properties fo:border-bottom="none" fo:border-left="none" fo:border-right="0.06pt solid #000000" fo:border-top="none"/>
      <style:map style:condition="cell-content()=SMALL([.AB$22:.AB$26];1)" style:apply-style-name="inside" style:base-cell-address="'NBA - New'.AB22"/>
      <style:map style:condition="cell-content()=SMALL([.AB$22:.AB$26];2)" style:apply-style-name="yellow" style:base-cell-address="'NBA - New'.AB22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  <style:map style:condition="cell-content()=SMALL([.AB$22:.AB$26];1)" style:apply-style-name="inside" style:base-cell-address="'NBA - New'.AB22"/>
      <style:map style:condition="cell-content()=SMALL([.AB$22:.AB$26];2)" style:apply-style-name="yellow" style:base-cell-address="'NBA - New'.AB2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NFL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/>
          <table:table-cell office:value-type="string" calcext:value-type="string">
            <text:p>QB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ST</text:p>
          </table:table-cell>
          <table:table-cell table:number-columns-repeated="2"/>
          <table:table-cell office:value-type="string" calcext:value-type="string">
            <text:p>1<text:span text:style-name="T1">st</text:span></text:p>
          </table:table-cell>
          <table:table-cell table:style-name="ce4" office:value-type="string" calcext:value-type="string">
            <text:p>2<text:span text:style-name="T1">nd</text:span></text:p>
          </table:table-cell>
          <table:table-cell table:style-name="ce7" office:value-type="string" calcext:value-type="string">
            <text:p>3<text:span text:style-name="T1">rd</text:span>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4.9" calcext:value-type="float">
            <text:p>84.9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style-name="ce2" office:value-type="string" calcext:value-type="string">
            <text:p>Average</text:p>
          </table:table-cell>
          <table:table-cell table:style-name="ce5" table:formula="of:=AVERAGE([.A2:.A25])" office:value-type="float" office:value="91.1" calcext:value-type="float">
            <text:p>91.1</text:p>
          </table:table-cell>
          <table:table-cell table:style-name="ce5" table:formula="of:=AVERAGE([.B2:.B25])" office:value-type="float" office:value="89.7166666666667" calcext:value-type="float">
            <text:p>89.7166666667</text:p>
          </table:table-cell>
          <table:table-cell table:style-name="ce5" table:formula="of:=AVERAGE([.C2:.C25])" office:value-type="float" office:value="90.5333333333333" calcext:value-type="float">
            <text:p>90.533333333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81.7" calcext:value-type="float">
            <text:p>81.7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style-name="ce3" office:value-type="string" calcext:value-type="string">
            <text:p>Standard Deviation</text:p>
          </table:table-cell>
          <table:table-cell table:style-name="ce6" table:formula="of:=STDEV([.A2:.A25])" office:value-type="float" office:value="7.00970755452751" calcext:value-type="float">
            <text:p>7.0097075545</text:p>
          </table:table-cell>
          <table:table-cell table:style-name="ce6" table:formula="of:=STDEV([.B2:.B25])" office:value-type="float" office:value="6.93553650892753" calcext:value-type="float">
            <text:p>6.9355365089</text:p>
          </table:table-cell>
          <table:table-cell table:style-name="ce6" table:formula="of:=STDEV([.C2:.C25])" office:value-type="float" office:value="8.20893821798329" calcext:value-type="float">
            <text:p>8.20893821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6.3" calcext:value-type="float">
            <text:p>86.3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93.2" calcext:value-type="float">
            <text:p>93.2</text:p>
          </table:table-cell>
          <table:table-cell office:value-type="float" office:value="91" calcext:value-type="float">
            <text:p>91</text:p>
          </table:table-cell>
          <table:table-cell office:value-type="float" office:value="93.3" calcext:value-type="float">
            <text:p>93.3</text:p>
          </table:table-cell>
          <table:table-cell table:number-columns-repeated="8"/>
          <table:table-cell office:value-type="string" calcext:value-type="string">
            <text:p>Total Average</text:p>
          </table:table-cell>
          <table:table-cell table:formula="of:=AVERAGE([.A2:.C25])" office:value-type="float" office:value="90.45" calcext:value-type="float">
            <text:p>90.45</text:p>
          </table:table-cell>
          <table:table-cell table:number-columns-repeated="2"/>
        </table:table-row>
        <table:table-row table:style-name="ro2">
          <table:table-cell office:value-type="float" office:value="95.1" calcext:value-type="float">
            <text:p>95.1</text:p>
          </table:table-cell>
          <table:table-cell office:value-type="float" office:value="89.7" calcext:value-type="float">
            <text:p>89.7</text:p>
          </table:table-cell>
          <table:table-cell office:value-type="float" office:value="92.5" calcext:value-type="float">
            <text:p>92.5</text:p>
          </table:table-cell>
          <table:table-cell table:number-columns-repeated="8"/>
          <table:table-cell table:style-name="ce3" office:value-type="string" calcext:value-type="string">
            <text:p>Total Deviation</text:p>
          </table:table-cell>
          <table:table-cell table:style-name="ce6" table:formula="of:=STDEV([.A2:.C25])" office:value-type="float" office:value="6.98285716004896" calcext:value-type="float">
            <text:p>6.98285716</text:p>
          </table:table-cell>
          <table:table-cell table:number-columns-repeated="2"/>
        </table:table-row>
        <table:table-row table:style-name="ro2">
          <table:table-cell office:value-type="float" office:value="101.3" calcext:value-type="float">
            <text:p>101.3</text:p>
          </table:table-cell>
          <table:table-cell office:value-type="float" office:value="102" calcext:value-type="float">
            <text:p>102</text:p>
          </table:table-cell>
          <table:table-cell office:value-type="float" office:value="104.1" calcext:value-type="float">
            <text:p>104.1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</table:table>
      <table:table table:name="NBA Graph" table:style-name="ta1">
        <table:shapes>
          <draw:frame draw:z-index="0" draw:style-name="gr1" draw:text-style-name="P1" svg:width="453.34pt" svg:height="254.64pt" svg:x="0.03pt" svg:y="0.03pt">
            <loext:p draw:notify-on-update-of-ranges="'NBA - New'.F2:'NBA - New'.F45 'NBA - New'.G2:'NBA - New'.G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4pt" svg:height="254.64pt" svg:x="477.24pt" svg:y="2.3pt">
            <loext:p draw:notify-on-update-of-ranges="'NBA - New'.H2:'NBA - New'.H45 'NBA - New'.I2:'NBA - New'.I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46.57pt" svg:y="2.27pt">
            <loext:p draw:notify-on-update-of-ranges="'NBA - New'.J2:'NBA - New'.J45 'NBA - New'.K2:'NBA - New'.K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0.03pt" svg:y="281.62pt">
            <loext:p draw:notify-on-update-of-ranges="'NBA - New'.L2:'NBA - New'.L45 'NBA - New'.M2:'NBA - New'.M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12.02pt" svg:y="281.62pt">
            <loext:p draw:notify-on-update-of-ranges="'NBA - New'.N2:'NBA - New'.N45 'NBA - New'.O2:'NBA - New'.O4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row table:style-name="ro2">
          <table:table-cell table:style-name="ce6" table:number-columns-spanned="2" table:number-rows-spanned="1"/>
          <table:covered-table-cell table:style-name="ce9"/>
          <table:table-cell table:style-name="ce6" table:number-columns-spanned="2" table:number-rows-spanned="1"/>
          <table:covered-table-cell table:style-name="ce9"/>
          <table:table-cell table:style-name="ce6" table:number-columns-spanned="2" table:number-rows-spanned="1"/>
          <table:covered-table-cell table:style-name="ce9"/>
          <table:table-cell table:style-name="ce6" table:number-columns-spanned="2" table:number-rows-spanned="1"/>
          <table:covered-table-cell table:style-name="ce9"/>
          <table:table-cell table:style-name="ce6" table:number-columns-spanned="2" table:number-rows-spanned="1"/>
          <table:covered-table-cell table:style-name="ce9"/>
        </table:table-row>
        <table:table-row table:style-name="ro2" table:number-rows-repeated="17">
          <table:table-cell table:number-columns-repeated="10"/>
        </table:table-row>
        <table:table-row table:style-name="ro2">
          <table:table-cell table:style-name="Default" table:number-columns-repeated="10"/>
        </table:table-row>
        <table:table-row table:style-name="ro2" table:number-rows-repeated="2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NBA - New" table:style-name="ta1">
        <table:table-column table:style-name="co1" table:default-cell-style-name="ce12"/>
        <table:table-column table:style-name="co1" table:default-cell-style-name="ce17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1<text:span text:style-name="T1">st</text:span></text:p>
          </table:table-cell>
          <table:table-cell table:style-name="ce16" office:value-type="string" calcext:value-type="string">
            <text:p>2<text:span text:style-name="T1">nd</text:span></text:p>
          </table:table-cell>
          <table:table-cell table:style-name="ce20" office:value-type="string" calcext:value-type="string">
            <text:p>3<text:span text:style-name="T1">rd</text:span></text:p>
          </table:table-cell>
          <table:table-cell table:style-name="ce21" office:value-type="string" calcext:value-type="string">
            <text:p>Date</text:p>
          </table:table-cell>
          <table:table-cell/>
          <table:table-cell table:style-name="ce23" office:value-type="string" calcext:value-type="string" table:number-columns-spanned="2" table:number-rows-spanned="1">
            <text:p>PG</text:p>
          </table:table-cell>
          <table:covered-table-cell table:style-name="ce24"/>
          <table:table-cell table:style-name="ce23" office:value-type="string" calcext:value-type="string" table:number-columns-spanned="2" table:number-rows-spanned="1">
            <text:p>SG</text:p>
          </table:table-cell>
          <table:covered-table-cell table:style-name="ce24"/>
          <table:table-cell table:style-name="ce23" office:value-type="string" calcext:value-type="string" table:number-columns-spanned="2" table:number-rows-spanned="1">
            <text:p>SF</text:p>
          </table:table-cell>
          <table:covered-table-cell table:style-name="ce24"/>
          <table:table-cell table:style-name="ce23" office:value-type="string" calcext:value-type="string" table:number-columns-spanned="2" table:number-rows-spanned="1">
            <text:p>PF</text:p>
          </table:table-cell>
          <table:covered-table-cell table:style-name="ce24"/>
          <table:table-cell table:style-name="ce23" office:value-type="string" calcext:value-type="string" table:number-columns-spanned="2" table:number-rows-spanned="1">
            <text:p>C</text:p>
          </table:table-cell>
          <table:covered-table-cell table:style-name="ce24"/>
          <table:table-cell table:number-columns-repeated="16"/>
        </table:table-row>
        <table:table-row table:style-name="ro1">
          <table:table-cell office:value-type="float" office:value="259.51" calcext:value-type="float">
            <text:p>259.51</text:p>
          </table:table-cell>
          <table:table-cell office:value-type="float" office:value="257.16" calcext:value-type="float">
            <text:p>257.16</text:p>
          </table:table-cell>
          <table:table-cell office:value-type="float" office:value="276.21" calcext:value-type="float">
            <text:p>276.21</text:p>
          </table:table-cell>
          <table:table-cell table:style-name="ce22" office:value-type="date" office:date-value="2016-12-03" calcext:value-type="date">
            <text:p>12/03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5967" calcext:value-type="float">
            <text:p>5967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8550" calcext:value-type="float">
            <text:p>855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133" calcext:value-type="float">
            <text:p>5133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625" calcext:value-type="float">
            <text:p>562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9400" calcext:value-type="float">
            <text:p>9400</text:p>
          </table:table-cell>
          <table:table-cell/>
          <table:table-cell table:style-name="ce1"/>
          <table:table-cell table:style-name="ce25" office:value-type="string" calcext:value-type="string">
            <text:p>1<text:span text:style-name="T1">st</text:span></text:p>
          </table:table-cell>
          <table:table-cell table:style-name="ce25" office:value-type="string" calcext:value-type="string">
            <text:p>2<text:span text:style-name="T1">nd</text:span></text:p>
          </table:table-cell>
          <table:table-cell table:style-name="ce38" office:value-type="string" calcext:value-type="string">
            <text:p>3<text:span text:style-name="T1">rd</text:span></text:p>
          </table:table-cell>
          <table:table-cell table:number-columns-repeated="2"/>
          <table:table-cell table:style-name="ce42" office:value-type="string" calcext:value-type="string" table:number-columns-spanned="2" table:number-rows-spanned="1">
            <text:p>PG</text:p>
          </table:table-cell>
          <table:covered-table-cell table:style-name="ce44"/>
          <table:table-cell table:style-name="ce41"/>
          <table:table-cell table:style-name="ce42" office:value-type="string" calcext:value-type="string" table:number-columns-spanned="2" table:number-rows-spanned="1">
            <text:p>PF</text:p>
          </table:table-cell>
          <table:covered-table-cell table:style-name="ce44"/>
          <table:table-cell table:style-name="ce41"/>
          <table:table-cell table:number-columns-repeated="3"/>
        </table:table-row>
        <table:table-row table:style-name="ro2">
          <table:table-cell office:value-type="float" office:value="263.85" calcext:value-type="float">
            <text:p>263.85</text:p>
          </table:table-cell>
          <table:table-cell office:value-type="float" office:value="255.97" calcext:value-type="float">
            <text:p>255.97</text:p>
          </table:table-cell>
          <table:table-cell office:value-type="float" office:value="248.61" calcext:value-type="float">
            <text:p>248.61</text:p>
          </table:table-cell>
          <table:table-cell table:style-name="ce22" office:value-type="date" office:date-value="2016-12-03" calcext:value-type="date">
            <text:p>12/03/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0" office:value-type="float" office:value="8575" calcext:value-type="float">
            <text:p>8575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5250" calcext:value-type="float">
            <text:p>525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6275" calcext:value-type="float">
            <text:p>6275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4414" calcext:value-type="float">
            <text:p>441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8600" calcext:value-type="float">
            <text:p>8600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32" table:formula="of:=AVERAGE([.A2:.A25])" office:value-type="float" office:value="257.740909090909" calcext:value-type="float">
            <text:p>257.74</text:p>
          </table:table-cell>
          <table:table-cell table:style-name="ce32" table:formula="of:=AVERAGE([.B2:.B25])" office:value-type="float" office:value="260.283181818182" calcext:value-type="float">
            <text:p>260.28</text:p>
          </table:table-cell>
          <table:table-cell table:style-name="ce32" table:formula="of:=AVERAGE([.C2:.C25])" office:value-type="float" office:value="258.864090909091" calcext:value-type="float">
            <text:p>258.86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45" table:formula="of:=AVERAGEIF([.F2:.F50];&quot;=&quot;&amp;[.W3];[.G2:.G50])" office:value-type="float" office:value="7883.33333333333" calcext:value-type="float">
            <text:p>7883.3333333333</text:p>
          </table:table-cell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45" table:formula="of:=AVERAGEIF([.L2:.L50];&quot;=&quot;&amp;[.Z3];[.M2:.M50])" office:value-type="float" office:value="7125" calcext:value-type="float">
            <text:p>7125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58.07" calcext:value-type="float">
            <text:p>258.07</text:p>
          </table:table-cell>
          <table:table-cell office:value-type="float" office:value="261.85" calcext:value-type="float">
            <text:p>261.85</text:p>
          </table:table-cell>
          <table:table-cell office:value-type="float" office:value="262.27" calcext:value-type="float">
            <text:p>262.27</text:p>
          </table:table-cell>
          <table:table-cell table:style-name="ce22" office:value-type="date" office:date-value="2016-12-04" calcext:value-type="date">
            <text:p>12/04/16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10" office:value-type="float" office:value="6117" calcext:value-type="float">
            <text:p>6117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4083" calcext:value-type="float">
            <text:p>408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400" calcext:value-type="float">
            <text:p>74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8250" calcext:value-type="float">
            <text:p>82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0900" calcext:value-type="float">
            <text:p>10900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33" table:formula="of:=STDEV([.A2:.A25])" office:value-type="float" office:value="10.0073282239476" calcext:value-type="float">
            <text:p>10.01</text:p>
          </table:table-cell>
          <table:table-cell table:style-name="ce33" table:formula="of:=STDEV([.B2:.B25])" office:value-type="float" office:value="9.59543710330401" calcext:value-type="float">
            <text:p>9.60</text:p>
          </table:table-cell>
          <table:table-cell table:style-name="ce33" table:formula="of:=STDEV([.C2:.C25])" office:value-type="float" office:value="11.2570285595863" calcext:value-type="float">
            <text:p>11.26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45" table:formula="of:=AVERAGEIF([.F2:.F50];&quot;=&quot;&amp;[.W4];[.G2:.G50])" office:value-type="float" office:value="7950.25" calcext:value-type="float">
            <text:p>7950.25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45" table:formula="of:=AVERAGEIF([.L2:.L50];&quot;=&quot;&amp;[.Z4];[.M2:.M50])" office:value-type="float" office:value="7400.33333333333" calcext:value-type="float">
            <text:p>7400.3333333333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56.28" calcext:value-type="float">
            <text:p>256.28</text:p>
          </table:table-cell>
          <table:table-cell office:value-type="float" office:value="259.75" calcext:value-type="float">
            <text:p>259.75</text:p>
          </table:table-cell>
          <table:table-cell office:value-type="float" office:value="246.47" calcext:value-type="float">
            <text:p>246.47</text:p>
          </table:table-cell>
          <table:table-cell table:style-name="ce22" office:value-type="date" office:date-value="2016-12-05" calcext:value-type="date">
            <text:p>12/05/16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office:value-type="float" office:value="8150" calcext:value-type="float">
            <text:p>815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850" calcext:value-type="float">
            <text:p>585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825" calcext:value-type="float">
            <text:p>7825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4713" calcext:value-type="float">
            <text:p>47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650" calcext:value-type="float">
            <text:p>6650</text:p>
          </table:table-cell>
          <table:table-cell table:number-columns-repeated="7"/>
          <table:table-cell table:style-name="ce8" office:value-type="float" office:value="4" calcext:value-type="float">
            <text:p>4</text:p>
          </table:table-cell>
          <table:table-cell table:style-name="ce45" table:formula="of:=AVERAGEIF([.F2:.F50];&quot;=&quot;&amp;[.W5];[.G2:.G50])" office:value-type="float" office:value="7825" calcext:value-type="float">
            <text:p>7825</text:p>
          </table:table-cell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45" table:formula="of:=AVERAGEIF([.L2:.L50];&quot;=&quot;&amp;[.Z5];[.M2:.M50])" office:value-type="float" office:value="5745" calcext:value-type="float">
            <text:p>5745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75.81" calcext:value-type="float">
            <text:p>275.81</text:p>
          </table:table-cell>
          <table:table-cell office:value-type="float" office:value="276.07" calcext:value-type="float">
            <text:p>276.07</text:p>
          </table:table-cell>
          <table:table-cell office:value-type="float" office:value="272.93" calcext:value-type="float">
            <text:p>272.93</text:p>
          </table:table-cell>
          <table:table-cell table:style-name="ce22" office:value-type="date" office:date-value="2016-12-06" calcext:value-type="date">
            <text:p>12/06/16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10" office:value-type="float" office:value="5960" calcext:value-type="float">
            <text:p>596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667" calcext:value-type="float">
            <text:p>5667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8400" calcext:value-type="float">
            <text:p>840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925" calcext:value-type="float">
            <text:p>592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9100" calcext:value-type="float">
            <text:p>9100</text:p>
          </table:table-cell>
          <table:table-cell/>
          <table:table-cell table:style-name="ce1" office:value-type="string" calcext:value-type="string">
            <text:p>Total Average</text:p>
          </table:table-cell>
          <table:table-cell table:style-name="ce34" table:formula="of:=AVERAGE([.A2:.C25])" office:value-type="float" office:value="258.962727272727" calcext:value-type="float">
            <text:p>258.96</text:p>
          </table:table-cell>
          <table:table-cell table:number-columns-repeated="4"/>
          <table:table-cell table:style-name="ce8" office:value-type="float" office:value="5" calcext:value-type="float">
            <text:p>5</text:p>
          </table:table-cell>
          <table:table-cell table:style-name="ce45" table:formula="of:=AVERAGEIF([.F2:.F50];&quot;=&quot;&amp;[.W6];[.G2:.G50])" office:value-type="float" office:value="7000" calcext:value-type="float">
            <text:p>7000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45" table:formula="of:=AVERAGEIF([.L2:.L50];&quot;=&quot;&amp;[.Z6];[.M2:.M50])" office:value-type="float" office:value="5000" calcext:value-type="float">
            <text:p>5000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67.62" calcext:value-type="float">
            <text:p>267.62</text:p>
          </table:table-cell>
          <table:table-cell office:value-type="float" office:value="269.21" calcext:value-type="float">
            <text:p>269.21</text:p>
          </table:table-cell>
          <table:table-cell office:value-type="float" office:value="261.4" calcext:value-type="float">
            <text:p>261.40</text:p>
          </table:table-cell>
          <table:table-cell table:style-name="ce22" office:value-type="date" office:date-value="2016-12-07" calcext:value-type="date">
            <text:p>12/07/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0" office:value-type="float" office:value="8325" calcext:value-type="float">
            <text:p>8325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4967" calcext:value-type="float">
            <text:p>4967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9250" calcext:value-type="float">
            <text:p>9250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5700" calcext:value-type="float">
            <text:p>570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940" calcext:value-type="float">
            <text:p>4940</text:p>
          </table:table-cell>
          <table:table-cell/>
          <table:table-cell table:style-name="ce3" office:value-type="string" calcext:value-type="string">
            <text:p>Total Deviation</text:p>
          </table:table-cell>
          <table:table-cell table:style-name="ce33" table:formula="of:=STDEV([.A2:.C25])" office:value-type="float" office:value="10.2049384041339" calcext:value-type="float">
            <text:p>10.20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45" table:formula="of:=AVERAGEIF([.F2:.F50];&quot;=&quot;&amp;[.W7];[.G2:.G50])" office:value-type="float" office:value="6117" calcext:value-type="float">
            <text:p>6117</text:p>
          </table:table-cell>
          <table:table-cell table:style-name="ce10"/>
          <table:table-cell table:style-name="ce8" office:value-type="float" office:value="6" calcext:value-type="float">
            <text:p>6</text:p>
          </table:table-cell>
          <table:table-cell table:style-name="ce45" table:formula="of:=AVERAGEIF([.L2:.L50];&quot;=&quot;&amp;[.Z7];[.M2:.M50])" office:value-type="float" office:value="4891.5" calcext:value-type="float">
            <text:p>4891.5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64.04" calcext:value-type="float">
            <text:p>264.04</text:p>
          </table:table-cell>
          <table:table-cell office:value-type="float" office:value="260.1" calcext:value-type="float">
            <text:p>260.10</text:p>
          </table:table-cell>
          <table:table-cell office:value-type="float" office:value="246.01" calcext:value-type="float">
            <text:p>246.01</text:p>
          </table:table-cell>
          <table:table-cell table:style-name="ce22" office:value-type="date" office:date-value="2016-12-08" calcext:value-type="date">
            <text:p>12/08/16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office:value-type="float" office:value="7550" calcext:value-type="float">
            <text:p>755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375" calcext:value-type="float">
            <text:p>5375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5588" calcext:value-type="float">
            <text:p>558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150" calcext:value-type="float">
            <text:p>71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300" calcext:value-type="float">
            <text:p>7300</text:p>
          </table:table-cell>
          <table:table-cell table:number-columns-repeated="7"/>
          <table:table-cell table:style-name="ce43" office:value-type="string" calcext:value-type="string" table:number-columns-spanned="2" table:number-rows-spanned="1">
            <text:p>Enter Average</text:p>
          </table:table-cell>
          <table:covered-table-cell table:style-name="ce44"/>
          <table:table-cell table:style-name="ce41" office:value-type="string" calcext:value-type="string">
            <text:p>Difference</text:p>
          </table:table-cell>
          <table:table-cell table:style-name="ce43" office:value-type="string" calcext:value-type="string" table:number-columns-spanned="2" table:number-rows-spanned="1">
            <text:p>Enter Average</text:p>
          </table:table-cell>
          <table:covered-table-cell table:style-name="ce44"/>
          <table:table-cell table:style-name="ce41" office:value-type="string" calcext:value-type="string">
            <text:p>Difference</text:p>
          </table:table-cell>
          <table:table-cell table:number-columns-repeated="3"/>
        </table:table-row>
        <table:table-row table:style-name="ro2">
          <table:table-cell office:value-type="float" office:value="248.95" calcext:value-type="float">
            <text:p>248.95</text:p>
          </table:table-cell>
          <table:table-cell office:value-type="float" office:value="260.63" calcext:value-type="float">
            <text:p>260.63</text:p>
          </table:table-cell>
          <table:table-cell office:value-type="float" office:value="243.07" calcext:value-type="float">
            <text:p>243.07</text:p>
          </table:table-cell>
          <table:table-cell table:style-name="ce22" office:value-type="date" office:date-value="2016-12-09" calcext:value-type="date">
            <text:p>12/09/16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office:value-type="float" office:value="6800" calcext:value-type="float">
            <text:p>6800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4471" calcext:value-type="float">
            <text:p>4471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650" calcext:value-type="float">
            <text:p>565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6167" calcext:value-type="float">
            <text:p>616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1200" calcext:value-type="float">
            <text:p>11200</text:p>
          </table:table-cell>
          <table:table-cell/>
          <table:table-cell table:style-name="ce25" office:value-type="string" calcext:value-type="string">
            <text:p>PG</text:p>
          </table:table-cell>
          <table:table-cell table:style-name="ce25" office:value-type="string" calcext:value-type="string">
            <text:p>SG</text:p>
          </table:table-cell>
          <table:table-cell table:style-name="ce25" office:value-type="string" calcext:value-type="string">
            <text:p>SF</text:p>
          </table:table-cell>
          <table:table-cell table:style-name="ce25" office:value-type="string" calcext:value-type="string">
            <text:p>PF</text:p>
          </table:table-cell>
          <table:table-cell table:style-name="ce38" office:value-type="string" calcext:value-type="string">
            <text:p>C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5" office:value-type="float" office:value="9300" calcext:value-type="float">
            <text:p>9300</text:p>
          </table:table-cell>
          <table:table-cell table:style-name="ce47" table:formula="of:=ABS([.X9]-[.X3])" office:value-type="float" office:value="1416.66666666667" calcext:value-type="float">
            <text:p>1416.6666666667</text:p>
          </table:table-cell>
          <table:table-cell table:style-name="ce8" office:value-type="float" office:value="2" calcext:value-type="float">
            <text:p>2</text:p>
          </table:table-cell>
          <table:table-cell table:style-name="ce25" office:value-type="float" office:value="7950" calcext:value-type="float">
            <text:p>7950</text:p>
          </table:table-cell>
          <table:table-cell table:style-name="ce51" table:formula="of:=ABS([.AA9]-[.AA3])" office:value-type="float" office:value="825" calcext:value-type="float">
            <text:p>825</text:p>
          </table:table-cell>
          <table:table-cell table:number-columns-repeated="3"/>
        </table:table-row>
        <table:table-row table:style-name="ro2">
          <table:table-cell office:value-type="float" office:value="225.65" calcext:value-type="float">
            <text:p>225.65</text:p>
          </table:table-cell>
          <table:table-cell office:value-type="float" office:value="230.6" calcext:value-type="float">
            <text:p>230.60</text:p>
          </table:table-cell>
          <table:table-cell office:value-type="float" office:value="234.92" calcext:value-type="float">
            <text:p>234.92</text:p>
          </table:table-cell>
          <table:table-cell table:style-name="ce22" office:value-type="date" office:date-value="2016-12-10" calcext:value-type="date">
            <text:p>12/10/16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office:value-type="float" office:value="6950" calcext:value-type="float">
            <text:p>695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3840" calcext:value-type="float">
            <text:p>384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650" calcext:value-type="float">
            <text:p>765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5520" calcext:value-type="float">
            <text:p>552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9300" calcext:value-type="float">
            <text:p>9300</text:p>
          </table:table-cell>
          <table:table-cell/>
          <table:table-cell table:style-name="ce6" table:formula="of:=AVERAGE([.F2:.F42])" office:value-type="float" office:value="3.31818181818182" calcext:value-type="float">
            <text:p>3.3181818182</text:p>
          </table:table-cell>
          <table:table-cell table:style-name="ce6" table:formula="of:=AVERAGE([.H2:.H42])" office:value-type="float" office:value="4.09090909090909" calcext:value-type="float">
            <text:p>4.0909090909</text:p>
          </table:table-cell>
          <table:table-cell table:style-name="ce6" table:formula="of:=AVERAGE([.J2:.J42])" office:value-type="float" office:value="3.04545454545455" calcext:value-type="float">
            <text:p>3.0454545455</text:p>
          </table:table-cell>
          <table:table-cell table:style-name="ce6" table:formula="of:=AVERAGE([.L2:.L42])" office:value-type="float" office:value="4.45454545454545" calcext:value-type="float">
            <text:p>4.4545454545</text:p>
          </table:table-cell>
          <table:table-cell table:style-name="ce9" table:formula="of:=AVERAGE([.N2:.N42])" office:value-type="float" office:value="1.95454545454545" calcext:value-type="float">
            <text:p>1.9545454545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46" office:value-type="float" office:value="8133" calcext:value-type="float">
            <text:p>8133</text:p>
          </table:table-cell>
          <table:table-cell table:style-name="ce47" table:formula="of:=ABS([.X10]-[.X4])" office:value-type="float" office:value="182.75" calcext:value-type="float">
            <text:p>182.75</text:p>
          </table:table-cell>
          <table:table-cell table:style-name="ce8" office:value-type="float" office:value="3" calcext:value-type="float">
            <text:p>3</text:p>
          </table:table-cell>
          <table:table-cell table:style-name="ce46" office:value-type="float" office:value="7367" calcext:value-type="float">
            <text:p>7367</text:p>
          </table:table-cell>
          <table:table-cell table:style-name="ce51" table:formula="of:=ABS([.AA10]-[.AA4])" office:value-type="float" office:value="33.333333333333" calcext:value-type="float">
            <text:p>33.3333333333</text:p>
          </table:table-cell>
          <table:table-cell table:number-columns-repeated="3"/>
        </table:table-row>
        <table:table-row table:style-name="ro2">
          <table:table-cell office:value-type="float" office:value="267.53" calcext:value-type="float">
            <text:p>267.53</text:p>
          </table:table-cell>
          <table:table-cell office:value-type="float" office:value="271.52" calcext:value-type="float">
            <text:p>271.52</text:p>
          </table:table-cell>
          <table:table-cell office:value-type="float" office:value="270.83" calcext:value-type="float">
            <text:p>270.83</text:p>
          </table:table-cell>
          <table:table-cell table:style-name="ce22" office:value-type="date" office:date-value="2016-12-11" calcext:value-type="date">
            <text:p>12/11/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0" office:value-type="float" office:value="7975" calcext:value-type="float">
            <text:p>797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6500" calcext:value-type="float">
            <text:p>650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267" calcext:value-type="float">
            <text:p>7267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550" calcext:value-type="float">
            <text:p>55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8700" calcext:value-type="float">
            <text:p>8700</text:p>
          </table:table-cell>
          <table:table-cell/>
          <table:table-cell table:style-name="ce26" table:formula="of:=AVERAGE([.G2:.G45])" office:value-type="float" office:value="7696.31818181818" calcext:value-type="float">
            <text:p>7696.3181818182</text:p>
          </table:table-cell>
          <table:table-cell table:style-name="ce26" table:formula="of:=AVERAGE([.I2:.I45])" office:value-type="float" office:value="5613.13636363636" calcext:value-type="float">
            <text:p>5613.1363636364</text:p>
          </table:table-cell>
          <table:table-cell table:style-name="ce26" table:formula="of:=AVERAGE([.K2:.K45])" office:value-type="float" office:value="6686.27272727273" calcext:value-type="float">
            <text:p>6686.2727272727</text:p>
          </table:table-cell>
          <table:table-cell table:style-name="ce26" table:formula="of:=AVERAGE([.M2:.M45])" office:value-type="float" office:value="5813.36363636364" calcext:value-type="float">
            <text:p>5813.3636363636</text:p>
          </table:table-cell>
          <table:table-cell table:style-name="ce41" table:formula="of:=AVERAGE([.O2:.O45])" office:value-type="float" office:value="7785.90909090909" calcext:value-type="float">
            <text:p>7785.909090909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46" office:value-type="float" office:value="7325" calcext:value-type="float">
            <text:p>7325</text:p>
          </table:table-cell>
          <table:table-cell table:style-name="ce47" table:formula="of:=ABS([.X11]-[.X5])" office:value-type="float" office:value="500" calcext:value-type="float">
            <text:p>500</text:p>
          </table:table-cell>
          <table:table-cell table:style-name="ce8" office:value-type="float" office:value="4" calcext:value-type="float">
            <text:p>4</text:p>
          </table:table-cell>
          <table:table-cell table:style-name="ce46" office:value-type="float" office:value="6900" calcext:value-type="float">
            <text:p>6900</text:p>
          </table:table-cell>
          <table:table-cell table:style-name="ce51" table:formula="of:=ABS([.AA11]-[.AA5])" office:value-type="float" office:value="1155" calcext:value-type="float">
            <text:p>1155</text:p>
          </table:table-cell>
          <table:table-cell table:number-columns-repeated="3"/>
        </table:table-row>
        <table:table-row table:style-name="ro2">
          <table:table-cell office:value-type="float" office:value="248.87" calcext:value-type="float">
            <text:p>248.87</text:p>
          </table:table-cell>
          <table:table-cell office:value-type="float" office:value="269.42" calcext:value-type="float">
            <text:p>269.42</text:p>
          </table:table-cell>
          <table:table-cell office:value-type="float" office:value="269.39" calcext:value-type="float">
            <text:p>269.39</text:p>
          </table:table-cell>
          <table:table-cell table:style-name="ce22" office:value-type="date" office:date-value="2016-12-11" calcext:value-type="date">
            <text:p>12/11/16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10" office:value-type="float" office:value="6600" calcext:value-type="float">
            <text:p>66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050" calcext:value-type="float">
            <text:p>605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267" calcext:value-type="float">
            <text:p>526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8667" calcext:value-type="float">
            <text:p>866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4900" calcext:value-type="float">
            <text:p>4900</text:p>
          </table:table-cell>
          <table:table-cell table:number-columns-repeated="7"/>
          <table:table-cell table:style-name="ce8" office:value-type="float" office:value="5" calcext:value-type="float">
            <text:p>5</text:p>
          </table:table-cell>
          <table:table-cell table:style-name="ce46" office:value-type="float" office:value="6460" calcext:value-type="float">
            <text:p>6460</text:p>
          </table:table-cell>
          <table:table-cell table:style-name="ce47" table:formula="of:=ABS([.X12]-[.X6])" office:value-type="float" office:value="540" calcext:value-type="float">
            <text:p>540</text:p>
          </table:table-cell>
          <table:table-cell table:style-name="ce8" office:value-type="float" office:value="5" calcext:value-type="float">
            <text:p>5</text:p>
          </table:table-cell>
          <table:table-cell table:style-name="ce46" office:value-type="float" office:value="6240" calcext:value-type="float">
            <text:p>6240</text:p>
          </table:table-cell>
          <table:table-cell table:style-name="ce51" table:formula="of:=ABS([.AA12]-[.AA6])" office:value-type="float" office:value="1240" calcext:value-type="float">
            <text:p>1240</text:p>
          </table:table-cell>
          <table:table-cell table:number-columns-repeated="3"/>
        </table:table-row>
        <table:table-row table:style-name="ro2">
          <table:table-cell office:value-type="float" office:value="251.04" calcext:value-type="float">
            <text:p>251.04</text:p>
          </table:table-cell>
          <table:table-cell office:value-type="float" office:value="260.45" calcext:value-type="float">
            <text:p>260.45</text:p>
          </table:table-cell>
          <table:table-cell office:value-type="float" office:value="264.98" calcext:value-type="float">
            <text:p>264.98</text:p>
          </table:table-cell>
          <table:table-cell table:style-name="ce22" office:value-type="date" office:date-value="2016-12-12" calcext:value-type="date">
            <text:p>12/12/16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office:value-type="float" office:value="9550" calcext:value-type="float">
            <text:p>955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967" calcext:value-type="float">
            <text:p>5967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760" calcext:value-type="float">
            <text:p>4760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5029" calcext:value-type="float">
            <text:p>5029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933" calcext:value-type="float">
            <text:p>7933</text:p>
          </table:table-cell>
          <table:table-cell/>
          <table:table-cell table:style-name="ce26" office:value-type="string" calcext:value-type="string" table:number-columns-spanned="2" table:number-rows-spanned="1">
            <text:p>Usage</text:p>
          </table:table-cell>
          <table:covered-table-cell table:style-name="ce7"/>
          <table:table-cell table:style-name="ce37"/>
          <table:table-cell table:style-name="ce7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23" office:value-type="float" office:value="6740" calcext:value-type="float">
            <text:p>6740</text:p>
          </table:table-cell>
          <table:table-cell table:style-name="ce47" table:formula="of:=ABS([.X13]-[.X7])" office:value-type="float" office:value="623" calcext:value-type="float">
            <text:p>623</text:p>
          </table:table-cell>
          <table:table-cell table:style-name="ce3" office:value-type="float" office:value="6" calcext:value-type="float">
            <text:p>6</text:p>
          </table:table-cell>
          <table:table-cell table:style-name="ce23" office:value-type="float" office:value="5783" calcext:value-type="float">
            <text:p>5783</text:p>
          </table:table-cell>
          <table:table-cell table:style-name="ce52" table:formula="of:=ABS([.AA13]-[.AA7])" office:value-type="float" office:value="891.5" calcext:value-type="float">
            <text:p>891.5</text:p>
          </table:table-cell>
          <table:table-cell table:number-columns-repeated="3"/>
        </table:table-row>
        <table:table-row table:style-name="ro2">
          <table:table-cell office:value-type="float" office:value="254.48" calcext:value-type="float">
            <text:p>254.48</text:p>
          </table:table-cell>
          <table:table-cell office:value-type="float" office:value="256.61" calcext:value-type="float">
            <text:p>256.61</text:p>
          </table:table-cell>
          <table:table-cell office:value-type="float" office:value="257.5" calcext:value-type="float">
            <text:p>257.50</text:p>
          </table:table-cell>
          <table:table-cell table:style-name="ce22" office:value-type="date" office:date-value="2016-12-13" calcext:value-type="date">
            <text:p>12/13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10267" calcext:value-type="float">
            <text:p>10267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450" calcext:value-type="float">
            <text:p>545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350" calcext:value-type="float">
            <text:p>6350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4529" calcext:value-type="float">
            <text:p>4529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500" calcext:value-type="float">
            <text:p>5500</text:p>
          </table:table-cell>
          <table:table-cell/>
          <table:table-cell table:style-name="ce8" office:value-type="string" calcext:value-type="string">
            <text:p>Average</text:p>
          </table:table-cell>
          <table:table-cell table:style-name="ce35" office:value-type="float" office:value="259.1" calcext:value-type="float">
            <text:p>259.10</text:p>
          </table:table-cell>
          <table:table-cell table:style-name="ce28" table:formula="of:=SUM([.R14:.R15])" office:value-type="float" office:value="265.03" calcext:value-type="float">
            <text:p>265.03</text:p>
          </table:table-cell>
          <table:table-cell table:style-name="ce39"/>
          <table:table-cell table:number-columns-repeated="11"/>
        </table:table-row>
        <table:table-row table:style-name="ro2">
          <table:table-cell office:value-type="float" office:value="269.97" calcext:value-type="float">
            <text:p>269.97</text:p>
          </table:table-cell>
          <table:table-cell office:value-type="float" office:value="263.84" calcext:value-type="float">
            <text:p>263.84</text:p>
          </table:table-cell>
          <table:table-cell office:value-type="float" office:value="264.46" calcext:value-type="float">
            <text:p>264.46</text:p>
          </table:table-cell>
          <table:table-cell table:style-name="ce22" office:value-type="date" office:date-value="2016-12-13" calcext:value-type="date">
            <text:p>12/13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8567" calcext:value-type="float">
            <text:p>856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8367" calcext:value-type="float">
            <text:p>836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467" calcext:value-type="float">
            <text:p>4467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4900" calcext:value-type="float">
            <text:p>490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8700" calcext:value-type="float">
            <text:p>8700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36" office:value-type="float" office:value="5.93" calcext:value-type="float">
            <text:p>5.93</text:p>
          </table:table-cell>
          <table:table-cell table:style-name="ce28" table:formula="of:=SUM([.R14]-[.R15])" office:value-type="float" office:value="253.17" calcext:value-type="float">
            <text:p>253.17</text:p>
          </table:table-cell>
          <table:table-cell table:style-name="ce40"/>
          <table:table-cell table:style-name="yellow"/>
          <table:table-cell/>
          <table:table-cell table:style-name="ce42" office:value-type="string" calcext:value-type="string" table:number-columns-spanned="2" table:number-rows-spanned="1">
            <text:p>SG</text:p>
          </table:table-cell>
          <table:covered-table-cell table:style-name="ce44"/>
          <table:table-cell table:style-name="ce41"/>
          <table:table-cell table:style-name="ce42" office:value-type="string" calcext:value-type="string" table:number-columns-spanned="2" table:number-rows-spanned="1">
            <text:p>C</text:p>
          </table:table-cell>
          <table:covered-table-cell table:style-name="ce44"/>
          <table:table-cell table:style-name="ce41"/>
          <table:table-cell table:number-columns-repeated="3"/>
        </table:table-row>
        <table:table-row table:style-name="ro2">
          <table:table-cell office:value-type="float" office:value="258.73" calcext:value-type="float">
            <text:p>258.73</text:p>
          </table:table-cell>
          <table:table-cell office:value-type="float" office:value="263.45" calcext:value-type="float">
            <text:p>263.45</text:p>
          </table:table-cell>
          <table:table-cell office:value-type="float" office:value="271.55" calcext:value-type="float">
            <text:p>271.55</text:p>
          </table:table-cell>
          <table:table-cell table:style-name="ce22" office:value-type="date" office:date-value="2016-12-14" calcext:value-type="date">
            <text:p>12/14/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0" office:value-type="float" office:value="6425" calcext:value-type="float">
            <text:p>642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150" calcext:value-type="float">
            <text:p>615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333" calcext:value-type="float">
            <text:p>7333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600" calcext:value-type="float">
            <text:p>460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167" calcext:value-type="float">
            <text:p>7167</text:p>
          </table:table-cell>
          <table:table-cell table:number-columns-repeated="7"/>
          <table:table-cell table:style-name="ce8" office:value-type="float" office:value="2" calcext:value-type="float">
            <text:p>2</text:p>
          </table:table-cell>
          <table:table-cell table:style-name="ce45" table:formula="of:=AVERAGEIF([.H2:.H50];&quot;=&quot;&amp;[.W16];[.I2:.I50])" office:value-type="float" office:value="6325" calcext:value-type="float">
            <text:p>6325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45" table:formula="of:=AVERAGEIF([.N2:.N50];&quot;=&quot;&amp;[.Z16];[.O2:.O50])" office:value-type="float" office:value="8469.23076923077" calcext:value-type="float">
            <text:p>8469.2307692308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61.16" calcext:value-type="float">
            <text:p>261.16</text:p>
          </table:table-cell>
          <table:table-cell office:value-type="float" office:value="268.32" calcext:value-type="float">
            <text:p>268.32</text:p>
          </table:table-cell>
          <table:table-cell office:value-type="float" office:value="267.94" calcext:value-type="float">
            <text:p>267.94</text:p>
          </table:table-cell>
          <table:table-cell table:style-name="ce22" office:value-type="date" office:date-value="2016-12-16" calcext:value-type="date">
            <text:p>12/16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8767" calcext:value-type="float">
            <text:p>8767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5000" calcext:value-type="float">
            <text:p>50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900" calcext:value-type="float">
            <text:p>590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580" calcext:value-type="float">
            <text:p>458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300" calcext:value-type="float">
            <text:p>7300</text:p>
          </table:table-cell>
          <table:table-cell/>
          <table:table-cell table:style-name="ce26" office:value-type="string" calcext:value-type="string" table:number-columns-spanned="5" table:number-rows-spanned="1">
            <text:p>Total Position Fulfillment</text:p>
          </table:table-cell>
          <table:covered-table-cell table:number-columns-repeated="4" table:style-name="ce26"/>
          <table:table-cell/>
          <table:table-cell table:style-name="ce8" office:value-type="float" office:value="3" calcext:value-type="float">
            <text:p>3</text:p>
          </table:table-cell>
          <table:table-cell table:style-name="ce45" table:formula="of:=AVERAGEIF([.H2:.H50];&quot;=&quot;&amp;[.W17];[.I2:.I50])" office:value-type="float" office:value="6625.25" calcext:value-type="float">
            <text:p>6625.25</text:p>
          </table:table-cell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45" table:formula="of:=AVERAGEIF([.N2:.N50];&quot;=&quot;&amp;[.Z17];[.O2:.O50])" office:value-type="float" office:value="8416.66666666667" calcext:value-type="float">
            <text:p>8416.6666666667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59.16" calcext:value-type="float">
            <text:p>259.16</text:p>
          </table:table-cell>
          <table:table-cell office:value-type="float" office:value="261.06" calcext:value-type="float">
            <text:p>261.06</text:p>
          </table:table-cell>
          <table:table-cell office:value-type="float" office:value="260.39" calcext:value-type="float">
            <text:p>260.39</text:p>
          </table:table-cell>
          <table:table-cell table:style-name="ce22" office:value-type="date" office:date-value="2016-12-17" calcext:value-type="date">
            <text:p>12/17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7867" calcext:value-type="float">
            <text:p>7867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975" calcext:value-type="float">
            <text:p>597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8850" calcext:value-type="float">
            <text:p>885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6725" calcext:value-type="float">
            <text:p>6725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740" calcext:value-type="float">
            <text:p>4740</text:p>
          </table:table-cell>
          <table:table-cell/>
          <table:table-cell table:style-name="ce27" office:value-type="string" calcext:value-type="string">
            <text:p>PG</text:p>
          </table:table-cell>
          <table:table-cell table:style-name="ce27" office:value-type="string" calcext:value-type="string">
            <text:p>SG</text:p>
          </table:table-cell>
          <table:table-cell table:style-name="ce27" office:value-type="string" calcext:value-type="string">
            <text:p>SF</text:p>
          </table:table-cell>
          <table:table-cell table:style-name="ce27" office:value-type="string" calcext:value-type="string">
            <text:p>PF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45" table:formula="of:=AVERAGEIF([.H2:.H50];&quot;=&quot;&amp;[.W18];[.I2:.I50])" office:value-type="float" office:value="5600" calcext:value-type="float">
            <text:p>5600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45" table:formula="of:=AVERAGEIF([.N2:.N50];&quot;=&quot;&amp;[.Z18];[.O2:.O50])" office:value-type="float" office:value="6866.66666666667" calcext:value-type="float">
            <text:p>6866.6666666667</text:p>
          </table:table-cell>
          <table:table-cell table:style-name="ce10"/>
          <table:table-cell table:number-columns-repeated="3"/>
        </table:table-row>
        <table:table-row table:style-name="ro2">
          <table:table-cell table:style-name="ce13" office:value-type="float" office:value="261.47" calcext:value-type="float">
            <text:p>261.47</text:p>
          </table:table-cell>
          <table:table-cell table:style-name="ce18" office:value-type="float" office:value="263.52" calcext:value-type="float">
            <text:p>263.52</text:p>
          </table:table-cell>
          <table:table-cell table:style-name="ce13" office:value-type="float" office:value="259.14" calcext:value-type="float">
            <text:p>259.14</text:p>
          </table:table-cell>
          <table:table-cell table:style-name="ce22" office:value-type="date" office:date-value="2016-12-17" calcext:value-type="date">
            <text:p>12/17/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40" calcext:value-type="float">
            <text:p>8440</text:p>
          </table:table-cell>
          <table:table-cell office:value-type="float" office:value="8" calcext:value-type="float">
            <text:p>8</text:p>
          </table:table-cell>
          <table:table-cell office:value-type="float" office:value="4950" calcext:value-type="float">
            <text:p>4950</text:p>
          </table:table-cell>
          <table:table-cell office:value-type="float" office:value="3" calcext:value-type="float">
            <text:p>3</text:p>
          </table:table-cell>
          <table:table-cell office:value-type="float" office:value="6733" calcext:value-type="float">
            <text:p>6733</text:p>
          </table:table-cell>
          <table:table-cell office:value-type="float" office:value="3" calcext:value-type="float">
            <text:p>3</text:p>
          </table:table-cell>
          <table:table-cell office:value-type="float" office:value="7367" calcext:value-type="float">
            <text:p>7367</text:p>
          </table:table-cell>
          <table:table-cell office:value-type="float" office:value="1" calcext:value-type="float">
            <text:p>1</text:p>
          </table:table-cell>
          <table:table-cell office:value-type="float" office:value="7300" calcext:value-type="float">
            <text:p>7300</text:p>
          </table:table-cell>
          <table:table-cell/>
          <table:table-cell table:style-name="ce28" office:value-type="float" office:value="3" calcext:value-type="float">
            <text:p>3.00</text:p>
          </table:table-cell>
          <table:table-cell table:style-name="ce28" office:value-type="float" office:value="5" calcext:value-type="float">
            <text:p>5.00</text:p>
          </table:table-cell>
          <table:table-cell table:style-name="ce28" office:value-type="float" office:value="3" calcext:value-type="float">
            <text:p>3.00</text:p>
          </table:table-cell>
          <table:table-cell table:style-name="ce28" office:value-type="float" office:value="4" calcext:value-type="float">
            <text:p>4.00</text:p>
          </table:table-cell>
          <table:table-cell table:style-name="ce28" office:value-type="float" office:value="1" calcext:value-type="float">
            <text:p>1.00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45" table:formula="of:=AVERAGEIF([.H2:.H50];&quot;=&quot;&amp;[.W19];[.I2:.I50])" office:value-type="float" office:value="4566.66666666667" calcext:value-type="float">
            <text:p>4566.6666666667</text:p>
          </table:table-cell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45" table:formula="of:=AVERAGEIF([.N2:.N50];&quot;=&quot;&amp;[.Z19];[.O2:.O50])" office:value-type="string" office:string-value="" calcext:value-type="error">
            <text:p>#DIV/0!</text:p>
          </table:table-cell>
          <table:table-cell table:style-name="ce10"/>
          <table:table-cell table:number-columns-repeated="3"/>
        </table:table-row>
        <table:table-row table:style-name="ro2">
          <table:table-cell table:style-name="ce14" office:value-type="float" office:value="254.89" calcext:value-type="float">
            <text:p>254.89</text:p>
          </table:table-cell>
          <table:table-cell table:style-name="ce19" office:value-type="float" office:value="251.87" calcext:value-type="float">
            <text:p>251.87</text:p>
          </table:table-cell>
          <table:table-cell table:style-name="ce14" office:value-type="float" office:value="250.51" calcext:value-type="float">
            <text:p>250.51</text:p>
          </table:table-cell>
          <table:table-cell table:style-name="ce22" office:value-type="date" office:date-value="2016-12-18" calcext:value-type="date">
            <text:p>12/18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8467" calcext:value-type="float">
            <text:p>8467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4817" calcext:value-type="float">
            <text:p>4817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700" calcext:value-type="float">
            <text:p>47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850" calcext:value-type="float">
            <text:p>685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9300" calcext:value-type="float">
            <text:p>9300</text:p>
          </table:table-cell>
          <table:table-cell/>
          <table:table-cell table:style-name="ce29" office:value-type="string" calcext:value-type="string" table:number-columns-spanned="5" table:number-rows-spanned="1">
            <text:p>Total Position Fulfillment Results</text:p>
          </table:table-cell>
          <table:covered-table-cell table:number-columns-repeated="4"/>
          <table:table-cell/>
          <table:table-cell table:style-name="ce8" office:value-type="float" office:value="6" calcext:value-type="float">
            <text:p>6</text:p>
          </table:table-cell>
          <table:table-cell table:style-name="ce45" table:formula="of:=AVERAGEIF([.H2:.H50];&quot;=&quot;&amp;[.W20];[.I2:.I50])" office:value-type="float" office:value="4779.25" calcext:value-type="float">
            <text:p>4779.25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45" table:formula="of:=AVERAGEIF([.N2:.N50];&quot;=&quot;&amp;[.Z20];[.O2:.O50])" office:value-type="float" office:value="5113.33333333333" calcext:value-type="float">
            <text:p>5113.3333333333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50.29" calcext:value-type="float">
            <text:p>250.29</text:p>
          </table:table-cell>
          <table:table-cell office:value-type="float" office:value="243.13" calcext:value-type="float">
            <text:p>243.13</text:p>
          </table:table-cell>
          <table:table-cell office:value-type="float" office:value="243.34" calcext:value-type="float">
            <text:p>243.34</text:p>
          </table:table-cell>
          <table:table-cell table:style-name="ce22" office:value-type="date" office:date-value="2016-12-22" calcext:value-type="date">
            <text:p>12/22/16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office:value-type="float" office:value="8300" calcext:value-type="float">
            <text:p>83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200" calcext:value-type="float">
            <text:p>52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350" calcext:value-type="float">
            <text:p>6350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4083" calcext:value-type="float">
            <text:p>408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9300" calcext:value-type="float">
            <text:p>9300</text:p>
          </table:table-cell>
          <table:table-cell/>
          <table:table-cell table:style-name="ce30" table:formula="of:=COUNTIF([.F2:.F50]; &quot;&lt;=&quot;&amp;[.Q19])" office:value-type="float" office:value="14" calcext:value-type="float">
            <text:p>14.00</text:p>
          </table:table-cell>
          <table:table-cell table:style-name="ce30" table:formula="of:=COUNTIF([.H2:.H50]; &quot;&lt;=&quot;&amp;[.R19])" office:value-type="float" office:value="16" calcext:value-type="float">
            <text:p>16.00</text:p>
          </table:table-cell>
          <table:table-cell table:style-name="ce30" table:formula="of:=COUNTIF([.J2:.J50]; &quot;&lt;=&quot;&amp;[.S19])" office:value-type="float" office:value="17" calcext:value-type="float">
            <text:p>17.00</text:p>
          </table:table-cell>
          <table:table-cell table:style-name="ce30" table:formula="of:=COUNTIF([.L2:.L50]; &quot;&lt;=&quot;&amp;[.T19])" office:value-type="float" office:value="12" calcext:value-type="float">
            <text:p>12.00</text:p>
          </table:table-cell>
          <table:table-cell table:style-name="ce28" table:formula="of:=COUNTIF([.N2:.N50]; &quot;&lt;=&quot;&amp;[.U19])" office:value-type="float" office:value="13" calcext:value-type="float">
            <text:p>13.00</text:p>
          </table:table-cell>
          <table:table-cell/>
          <table:table-cell table:style-name="ce43" office:value-type="string" calcext:value-type="string" table:number-columns-spanned="2" table:number-rows-spanned="1">
            <text:p>Enter Average</text:p>
          </table:table-cell>
          <table:covered-table-cell table:style-name="ce44"/>
          <table:table-cell table:style-name="ce41" office:value-type="string" calcext:value-type="string">
            <text:p>Difference</text:p>
          </table:table-cell>
          <table:table-cell table:style-name="ce43" office:value-type="string" calcext:value-type="string" table:number-columns-spanned="2" table:number-rows-spanned="1">
            <text:p>Enter Average</text:p>
          </table:table-cell>
          <table:covered-table-cell table:style-name="ce44"/>
          <table:table-cell table:style-name="ce41" office:value-type="string" calcext:value-type="string">
            <text:p>Difference</text:p>
          </table:table-cell>
          <table:table-cell table:number-columns-repeated="3"/>
        </table:table-row>
        <table:table-row table:style-name="ro2">
          <table:table-cell office:value-type="float" office:value="259.15" calcext:value-type="float">
            <text:p>259.15</text:p>
          </table:table-cell>
          <table:table-cell office:value-type="float" office:value="259.27" calcext:value-type="float">
            <text:p>259.27</text:p>
          </table:table-cell>
          <table:table-cell office:value-type="float" office:value="262.59" calcext:value-type="float">
            <text:p>262.59</text:p>
          </table:table-cell>
          <table:table-cell table:style-name="ce22" office:value-type="date" office:date-value="2016-12-22" calcext:value-type="date">
            <text:p>12/22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7167" calcext:value-type="float">
            <text:p>7167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150" calcext:value-type="float">
            <text:p>615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8750" calcext:value-type="float">
            <text:p>875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5300" calcext:value-type="float">
            <text:p>530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5660" calcext:value-type="float">
            <text:p>5660</text:p>
          </table:table-cell>
          <table:table-cell/>
          <table:table-cell table:style-name="ce31" table:formula="of:=SUM([.Q21]/(COUNTIF([.A2:.A88]; &quot;&gt;&quot; &amp;0)))" office:value-type="percentage" office:value="0.636363636363636" calcext:value-type="percentage">
            <text:p>63.64%</text:p>
          </table:table-cell>
          <table:table-cell table:style-name="ce31" table:formula="of:=SUM([.R21]/(COUNTIF([.A2:.A88]; &quot;&gt;&quot; &amp;0)))" office:value-type="percentage" office:value="0.727272727272727" calcext:value-type="percentage">
            <text:p>72.73%</text:p>
          </table:table-cell>
          <table:table-cell table:style-name="ce31" table:formula="of:=SUM([.S21]/(COUNTIF([.A2:.A88]; &quot;&gt;&quot; &amp;0)))" office:value-type="percentage" office:value="0.772727272727273" calcext:value-type="percentage">
            <text:p>77.27%</text:p>
          </table:table-cell>
          <table:table-cell table:style-name="ce31" table:formula="of:=SUM([.T21]/(COUNTIF([.A2:.A88]; &quot;&gt;&quot; &amp;0)))" office:value-type="percentage" office:value="0.545454545454545" calcext:value-type="percentage">
            <text:p>54.55%</text:p>
          </table:table-cell>
          <table:table-cell table:style-name="ce31" table:formula="of:=SUM([.U21]/(COUNTIF([.A2:.A88]; &quot;&gt;&quot; &amp;0)))" office:value-type="percentage" office:value="0.590909090909091" calcext:value-type="percentage">
            <text:p>59.09%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5" office:value-type="float" office:value="6150" calcext:value-type="float">
            <text:p>6150</text:p>
          </table:table-cell>
          <table:table-cell table:style-name="ce48" table:formula="of:=ABS([.X22]-[.X16])" office:value-type="float" office:value="175" calcext:value-type="float">
            <text:p>175</text:p>
          </table:table-cell>
          <table:table-cell table:style-name="ce8" office:value-type="float" office:value="1" calcext:value-type="float">
            <text:p>1</text:p>
          </table:table-cell>
          <table:table-cell table:style-name="ce25" office:value-type="float" office:value="7800" calcext:value-type="float">
            <text:p>7800</text:p>
          </table:table-cell>
          <table:table-cell table:style-name="ce53" table:formula="of:=ABS([.AA22]-[.AA16])" office:value-type="float" office:value="669.23076923077" calcext:value-type="float">
            <text:p>669.2307692308</text:p>
          </table:table-cell>
          <table:table-cell table:number-columns-repeated="3"/>
        </table:table-row>
        <table:table-row table:style-name="ro2">
          <table:table-cell table:style-name="ce15" office:value-type="float" office:value="253.78" calcext:value-type="float">
            <text:p>253.78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0.5" calcext:value-type="float">
            <text:p>260.50</text:p>
          </table:table-cell>
          <table:table-cell table:style-name="ce22" office:value-type="date" office:date-value="2016-12-23" calcext:value-type="date">
            <text:p>12/23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6533" calcext:value-type="float">
            <text:p>6533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860" calcext:value-type="float">
            <text:p>486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200" calcext:value-type="float">
            <text:p>72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250" calcext:value-type="float">
            <text:p>62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400" calcext:value-type="float">
            <text:p>7400</text:p>
          </table:table-cell>
          <table:table-cell table:number-columns-repeated="7"/>
          <table:table-cell table:style-name="ce8" office:value-type="float" office:value="3" calcext:value-type="float">
            <text:p>3</text:p>
          </table:table-cell>
          <table:table-cell table:style-name="ce46" office:value-type="float" office:value="5767" calcext:value-type="float">
            <text:p>5767</text:p>
          </table:table-cell>
          <table:table-cell table:style-name="ce48" table:formula="of:=ABS([.X23]-[.X17])" office:value-type="float" office:value="858.25" calcext:value-type="float">
            <text:p>858.25</text:p>
          </table:table-cell>
          <table:table-cell table:style-name="ce8" office:value-type="float" office:value="2" calcext:value-type="float">
            <text:p>2</text:p>
          </table:table-cell>
          <table:table-cell table:style-name="ce46" office:value-type="float" office:value="7400" calcext:value-type="float">
            <text:p>7400</text:p>
          </table:table-cell>
          <table:table-cell table:style-name="ce53" table:formula="of:=ABS([.AA23]-[.AA17])" office:value-type="float" office:value="1016.66666666667" calcext:value-type="float">
            <text:p>1016.6666666667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/>
          <table:table-cell table:style-name="ce26" office:value-type="string" calcext:value-type="string" table:number-columns-spanned="3" table:number-rows-spanned="1">
            <text:p>Total Place Count</text:p>
          </table:table-cell>
          <table:covered-table-cell table:style-name="ce37"/>
          <table:covered-table-cell table:style-name="ce7"/>
          <table:table-cell table:number-columns-repeated="3"/>
          <table:table-cell table:style-name="ce8" office:value-type="float" office:value="4" calcext:value-type="float">
            <text:p>4</text:p>
          </table:table-cell>
          <table:table-cell table:style-name="ce46" office:value-type="float" office:value="5300" calcext:value-type="float">
            <text:p>5300</text:p>
          </table:table-cell>
          <table:table-cell table:style-name="ce48" table:formula="of:=ABS([.X24]-[.X18])" office:value-type="float" office:value="300" calcext:value-type="float">
            <text:p>300</text:p>
          </table:table-cell>
          <table:table-cell table:style-name="ce8" office:value-type="float" office:value="3" calcext:value-type="float">
            <text:p>3</text:p>
          </table:table-cell>
          <table:table-cell table:style-name="ce46" office:value-type="float" office:value="6500" calcext:value-type="float">
            <text:p>6500</text:p>
          </table:table-cell>
          <table:table-cell table:style-name="ce53" table:formula="of:=ABS([.AA24]-[.AA18])" office:value-type="float" office:value="366.666666666667" calcext:value-type="float">
            <text:p>366.666666666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/>
          <table:table-cell table:style-name="ce26" office:value-type="string" calcext:value-type="string">
            <text:p>1<text:span text:style-name="T1">st</text:span></text:p>
          </table:table-cell>
          <table:table-cell table:style-name="ce26" office:value-type="string" calcext:value-type="string">
            <text:p>2<text:span text:style-name="T1">nd</text:span></text:p>
          </table:table-cell>
          <table:table-cell table:style-name="ce26" office:value-type="string" calcext:value-type="string">
            <text:p>3<text:span text:style-name="T1">rd</text:span></text:p>
          </table:table-cell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46" office:value-type="float" office:value="5020" calcext:value-type="float">
            <text:p>5020</text:p>
          </table:table-cell>
          <table:table-cell table:style-name="ce48" table:formula="of:=ABS([.X25]-[.X19])" office:value-type="float" office:value="453.333333333333" calcext:value-type="float">
            <text:p>453.3333333333</text:p>
          </table:table-cell>
          <table:table-cell table:style-name="ce8" office:value-type="float" office:value="4" calcext:value-type="float">
            <text:p>4</text:p>
          </table:table-cell>
          <table:table-cell table:style-name="ce46"/>
          <table:table-cell table:style-name="ce53"/>
          <table:table-cell table:number-columns-repeated="3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/>
          <table:table-cell table:style-name="ce28" table:formula="of:=COUNTIFS([.A2:.A50]; &quot;&gt;=&quot;&amp;[.S15];[.A2:.A50];&quot;&lt;=&quot;&amp;[.S14])" office:value-type="float" office:value="13" calcext:value-type="float">
            <text:p>13.00</text:p>
          </table:table-cell>
          <table:table-cell table:style-name="ce28" table:formula="of:=COUNTIFS([.B2:.B50]; &quot;&gt;=&quot;&amp;[.S15];[.B2:.B50];&quot;&lt;=&quot;&amp;[.S14])" office:value-type="float" office:value="14" calcext:value-type="float">
            <text:p>14.00</text:p>
          </table:table-cell>
          <table:table-cell table:style-name="ce28" table:formula="of:=COUNTIFS([.C2:.C50]; &quot;&gt;=&quot;&amp;[.S15];[.C2:.C50];&quot;&lt;=&quot;&amp;[.S14])" office:value-type="float" office:value="9" calcext:value-type="float">
            <text:p>9.00</text:p>
          </table:table-cell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23" office:value-type="float" office:value="4817" calcext:value-type="float">
            <text:p>4817</text:p>
          </table:table-cell>
          <table:table-cell table:style-name="ce49" table:formula="of:=ABS([.X26]-[.X20])" office:value-type="float" office:value="37.75" calcext:value-type="float">
            <text:p>37.75</text:p>
          </table:table-cell>
          <table:table-cell table:style-name="ce3" office:value-type="float" office:value="5" calcext:value-type="float">
            <text:p>5</text:p>
          </table:table-cell>
          <table:table-cell table:style-name="ce23" office:value-type="float" office:value="5660" calcext:value-type="float">
            <text:p>5660</text:p>
          </table:table-cell>
          <table:table-cell table:style-name="ce54" table:formula="of:=ABS([.AA26]-[.AA20])" office:value-type="float" office:value="546.666666666667" calcext:value-type="float">
            <text:p>546.6666666667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/>
          <table:table-cell table:style-name="ce31" table:formula="of:=SUM([.Q26]/(COUNTIF([.A2:.A88]; &quot;&gt;&quot; &amp;0)))" office:value-type="percentage" office:value="0.590909090909091" calcext:value-type="percentage">
            <text:p>59.09%</text:p>
          </table:table-cell>
          <table:table-cell table:style-name="ce31" table:formula="of:=SUM([.R26]/(COUNTIF([.B2:.B88]; &quot;&gt;&quot; &amp;0)))" office:value-type="percentage" office:value="0.636363636363636" calcext:value-type="percentage">
            <text:p>63.64%</text:p>
          </table:table-cell>
          <table:table-cell table:style-name="ce31" table:formula="of:=SUM([.S26]/(COUNTIF([.C2:.C88]; &quot;&gt;&quot; &amp;0)))" office:value-type="percentage" office:value="0.409090909090909" calcext:value-type="percentage">
            <text:p>40.91%</text:p>
          </table:table-cell>
          <table:table-cell table:number-columns-repeated="12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42" office:value-type="string" calcext:value-type="string" table:number-columns-spanned="2" table:number-rows-spanned="1">
            <text:p>SF</text:p>
          </table:table-cell>
          <table:covered-table-cell table:style-name="ce44"/>
          <table:table-cell table:style-name="ce41"/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2" calcext:value-type="float">
            <text:p>2</text:p>
          </table:table-cell>
          <table:table-cell table:style-name="ce45" table:formula="of:=AVERAGEIF([.J2:.J50];&quot;=&quot;&amp;[.W29];[.K2:.K50])" office:value-type="float" office:value="7610" calcext:value-type="float">
            <text:p>7610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3" calcext:value-type="float">
            <text:p>3</text:p>
          </table:table-cell>
          <table:table-cell table:style-name="ce45" table:formula="of:=AVERAGEIF([.J2:.J50];&quot;=&quot;&amp;[.W30];[.K2:.K50])" office:value-type="float" office:value="6289.28571428571" calcext:value-type="float">
            <text:p>6289.2857142857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4" calcext:value-type="float">
            <text:p>4</text:p>
          </table:table-cell>
          <table:table-cell table:style-name="ce45" table:formula="of:=AVERAGEIF([.J2:.J50];&quot;=&quot;&amp;[.W31];[.K2:.K50])" office:value-type="float" office:value="5962.5" calcext:value-type="float">
            <text:p>5962.5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5" calcext:value-type="float">
            <text:p>5</text:p>
          </table:table-cell>
          <table:table-cell table:style-name="ce45" table:formula="of:=AVERAGEIF([.J2:.J50];&quot;=&quot;&amp;[.W32];[.K2:.K50])" office:value-type="float" office:value="4730" calcext:value-type="float">
            <text:p>4730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6" calcext:value-type="float">
            <text:p>6</text:p>
          </table:table-cell>
          <table:table-cell table:style-name="ce45" table:formula="of:=AVERAGEIF([.J2:.J50];&quot;=&quot;&amp;[.W33];[.K2:.K50])" office:value-type="string" office:string-value="" calcext:value-type="error">
            <text:p>#DIV/0!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43" office:value-type="string" calcext:value-type="string" table:number-columns-spanned="2" table:number-rows-spanned="1">
            <text:p>Enter Average</text:p>
          </table:table-cell>
          <table:covered-table-cell table:style-name="ce44"/>
          <table:table-cell table:style-name="ce41" office:value-type="string" calcext:value-type="string">
            <text:p>Difference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2" calcext:value-type="float">
            <text:p>2</text:p>
          </table:table-cell>
          <table:table-cell table:style-name="ce25" office:value-type="float" office:value="8750" calcext:value-type="float">
            <text:p>8750</text:p>
          </table:table-cell>
          <table:table-cell table:style-name="ce50" table:formula="of:=ABS([.X35]-[.X29])" office:value-type="float" office:value="1140" calcext:value-type="float">
            <text:p>114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3" calcext:value-type="float">
            <text:p>3</text:p>
          </table:table-cell>
          <table:table-cell table:style-name="ce46" office:value-type="float" office:value="7300" calcext:value-type="float">
            <text:p>7300</text:p>
          </table:table-cell>
          <table:table-cell table:style-name="ce50" table:formula="of:=ABS([.X36]-[.X30])" office:value-type="float" office:value="1010.71428571429" calcext:value-type="float">
            <text:p>1010.7142857143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4" calcext:value-type="float">
            <text:p>4</text:p>
          </table:table-cell>
          <table:table-cell table:style-name="ce46" office:value-type="float" office:value="6525" calcext:value-type="float">
            <text:p>6525</text:p>
          </table:table-cell>
          <table:table-cell table:style-name="ce50" table:formula="of:=ABS([.X37]-[.X31])" office:value-type="float" office:value="562.5" calcext:value-type="float">
            <text:p>562.5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5" calcext:value-type="float">
            <text:p>5</text:p>
          </table:table-cell>
          <table:table-cell table:style-name="ce46" office:value-type="float" office:value="6040" calcext:value-type="float">
            <text:p>6040</text:p>
          </table:table-cell>
          <table:table-cell table:style-name="ce50" table:formula="of:=ABS([.X38]-[.X32])" office:value-type="float" office:value="1310" calcext:value-type="float">
            <text:p>131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3" office:value-type="float" office:value="6" calcext:value-type="float">
            <text:p>6</text:p>
          </table:table-cell>
          <table:table-cell table:style-name="ce23"/>
          <table:table-cell table:style-name="ce9"/>
          <table:table-cell table:number-columns-repeated="6"/>
        </table:table-row>
        <table:table-row table:style-name="ro2" table:number-rows-repeated="6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16"/>
        </table:table-row>
        <table:table-row table:style-name="ro2" table:number-rows-repeated="1048530">
          <table:table-cell table:number-columns-repeated="31"/>
        </table:table-row>
        <table:table-row table:style-name="ro2">
          <table:table-cell table:number-columns-repeated="31"/>
        </table:table-row>
        <calcext:conditional-formats>
          <calcext:conditional-format calcext:target-range-address="'NBA - New'.B21:'NBA - New'.B1048576 'NBA - New'.B1:'NBA - New'.B18">
            <calcext:condition calcext:apply-style-name="inside" calcext:value="between([$'NBA - New'.$S$14],[$'NBA - New'.$S$15])" calcext:base-cell-address="'NBA - New'.B1"/>
            <calcext:condition calcext:apply-style-name="outside" calcext:value="not-between([$'NBA - New'.$S$14],[$'NBA - New'.$S$15])" calcext:base-cell-address="'NBA - New'.B1"/>
          </calcext:conditional-format>
          <calcext:conditional-format calcext:target-range-address="'NBA - New'.A21:'NBA - New'.C1048576 'NBA - New'.A2:'NBA - New'.C18 'NBA - New'.B1:'NBA - New'.C1">
            <calcext:condition calcext:apply-style-name="inside" calcext:value="between([$'NBA - New'.$S$14],[$'NBA - New'.$S$15])" calcext:base-cell-address="'NBA - New'.A1"/>
            <calcext:condition calcext:apply-style-name="outside" calcext:value="not-between([$'NBA - New'.$S$14],[$'NBA - New'.$S$15])" calcext:base-cell-address="'NBA - New'.A1"/>
          </calcext:conditional-format>
          <calcext:conditional-format calcext:target-range-address="'NBA - New'.B19:'NBA - New'.B19">
            <calcext:condition calcext:apply-style-name="inside" calcext:value="between([$'NBA - New'.$S$14],[$'NBA - New'.$S$15])" calcext:base-cell-address="'NBA - New'.B19"/>
            <calcext:condition calcext:apply-style-name="outside" calcext:value="not-between([$'NBA - New'.$S$14],[$'NBA - New'.$S$15])" calcext:base-cell-address="'NBA - New'.B19"/>
          </calcext:conditional-format>
          <calcext:conditional-format calcext:target-range-address="'NBA - New'.A19:'NBA - New'.C19">
            <calcext:condition calcext:apply-style-name="inside" calcext:value="between([$'NBA - New'.$S$14],[$'NBA - New'.$S$15])" calcext:base-cell-address="'NBA - New'.A19"/>
            <calcext:condition calcext:apply-style-name="outside" calcext:value="not-between([$'NBA - New'.$S$14],[$'NBA - New'.$S$15])" calcext:base-cell-address="'NBA - New'.A19"/>
          </calcext:conditional-format>
          <calcext:conditional-format calcext:target-range-address="'NBA - New'.B20:'NBA - New'.B20">
            <calcext:condition calcext:apply-style-name="inside" calcext:value="between([$'NBA - New'.$S$14],[$'NBA - New'.$S$15])" calcext:base-cell-address="'NBA - New'.B20"/>
            <calcext:condition calcext:apply-style-name="outside" calcext:value="not-between([$'NBA - New'.$S$14],[$'NBA - New'.$S$15])" calcext:base-cell-address="'NBA - New'.B20"/>
          </calcext:conditional-format>
          <calcext:conditional-format calcext:target-range-address="'NBA - New'.A20:'NBA - New'.C20">
            <calcext:condition calcext:apply-style-name="inside" calcext:value="between([$'NBA - New'.$S$14],[$'NBA - New'.$S$15])" calcext:base-cell-address="'NBA - New'.A20"/>
            <calcext:condition calcext:apply-style-name="outside" calcext:value="not-between([$'NBA - New'.$S$14],[$'NBA - New'.$S$15])" calcext:base-cell-address="'NBA - New'.A20"/>
          </calcext:conditional-format>
          <calcext:conditional-format calcext:target-range-address="'NBA - New'.A1:'NBA - New'.A1">
            <calcext:condition calcext:apply-style-name="inside" calcext:value="between([$'NBA - New'.$S$14],[$'NBA - New'.$S$15])" calcext:base-cell-address="'NBA - New'.A1"/>
            <calcext:condition calcext:apply-style-name="outside" calcext:value="not-between([$'NBA - New'.$S$14],[$'NBA - New'.$S$15])" calcext:base-cell-address="'NBA - New'.A1"/>
          </calcext:conditional-format>
          <calcext:conditional-format calcext:target-range-address="'NBA - New'.Y9:'NBA - New'.Y13">
            <calcext:condition calcext:apply-style-name="inside" calcext:value="=SMALL([.Y$9:.Y$13];1)" calcext:base-cell-address="'NBA - New'.Y9"/>
            <calcext:condition calcext:apply-style-name="yellow" calcext:value="=SMALL([.Y$9:.Y$13];2)" calcext:base-cell-address="'NBA - New'.Y9"/>
          </calcext:conditional-format>
          <calcext:conditional-format calcext:target-range-address="'NBA - New'.Y22:'NBA - New'.Y26">
            <calcext:condition calcext:apply-style-name="inside" calcext:value="=SMALL([.Y$22:.Y$26];1)" calcext:base-cell-address="'NBA - New'.Y22"/>
            <calcext:condition calcext:apply-style-name="yellow" calcext:value="=SMALL([.Y$22:.Y$26];2)" calcext:base-cell-address="'NBA - New'.Y22"/>
          </calcext:conditional-format>
          <calcext:conditional-format calcext:target-range-address="'NBA - New'.Y35:'NBA - New'.Y38">
            <calcext:condition calcext:apply-style-name="inside" calcext:value="=SMALL([.Y$35:.Y$38];1)" calcext:base-cell-address="'NBA - New'.Y35"/>
            <calcext:condition calcext:apply-style-name="yellow" calcext:value="=SMALL([.Y$35:.Y$38];2)" calcext:base-cell-address="'NBA - New'.Y35"/>
          </calcext:conditional-format>
          <calcext:conditional-format calcext:target-range-address="'NBA - New'.AB9:'NBA - New'.AB13">
            <calcext:condition calcext:apply-style-name="inside" calcext:value="=SMALL([.AB$9:.AB$13];1)" calcext:base-cell-address="'NBA - New'.AB9"/>
            <calcext:condition calcext:apply-style-name="yellow" calcext:value="=SMALL([.AB$9:.AB$13];2)" calcext:base-cell-address="'NBA - New'.AB9"/>
          </calcext:conditional-format>
          <calcext:conditional-format calcext:target-range-address="'NBA - New'.AB22:'NBA - New'.AB26">
            <calcext:condition calcext:apply-style-name="inside" calcext:value="=SMALL([.AB$22:.AB$26];1)" calcext:base-cell-address="'NBA - New'.AB22"/>
            <calcext:condition calcext:apply-style-name="yellow" calcext:value="=SMALL([.AB$22:.AB$26];2)" calcext:base-cell-address="'NBA - New'.AB22"/>
          </calcext:conditional-format>
        </calcext:conditional-formats>
      </table:table>
      <table:table table:name="NBA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/>
          <table:table-cell table:style-name="ce1"/>
          <table:table-cell table:style-name="ce4" office:value-type="string" calcext:value-type="string">
            <text:p>1<text:span text:style-name="T1">st</text:span></text:p>
          </table:table-cell>
          <table:table-cell table:style-name="ce4" office:value-type="string" calcext:value-type="string">
            <text:p>2<text:span text:style-name="T1">nd</text:span></text:p>
          </table:table-cell>
          <table:table-cell table:style-name="ce7" office:value-type="string" calcext:value-type="string">
            <text:p>3<text:span text:style-name="T1">rd</text:span></text:p>
          </table:table-cell>
        </table:table-row>
        <table:table-row table:style-name="ro2">
          <table:table-cell office:value-type="float" office:value="256.38" calcext:value-type="float">
            <text:p>256.38</text:p>
          </table:table-cell>
          <table:table-cell office:value-type="float" office:value="259.75" calcext:value-type="float">
            <text:p>259.75</text:p>
          </table:table-cell>
          <table:table-cell office:value-type="float" office:value="246.47" calcext:value-type="float">
            <text:p>246.47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5" table:formula="of:=AVERAGE([.A2:.A25])" office:value-type="float" office:value="259.869" calcext:value-type="float">
            <text:p>259.869</text:p>
          </table:table-cell>
          <table:table-cell table:style-name="ce5" table:formula="of:=AVERAGE([.B2:.B25])" office:value-type="float" office:value="260.756" calcext:value-type="float">
            <text:p>260.756</text:p>
          </table:table-cell>
          <table:table-cell table:style-name="ce5" table:formula="of:=AVERAGE([.C2:.C25])" office:value-type="float" office:value="258.534" calcext:value-type="float">
            <text:p>258.534</text:p>
          </table:table-cell>
        </table:table-row>
        <table:table-row table:style-name="ro2">
          <table:table-cell office:value-type="float" office:value="265.87" calcext:value-type="float">
            <text:p>265.87</text:p>
          </table:table-cell>
          <table:table-cell office:value-type="float" office:value="269.72" calcext:value-type="float">
            <text:p>269.72</text:p>
          </table:table-cell>
          <table:table-cell office:value-type="float" office:value="275.81" calcext:value-type="float">
            <text:p>275.81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6" table:formula="of:=STDEV([.A2:.A25])" office:value-type="float" office:value="7.064807066643" calcext:value-type="float">
            <text:p>7.0648070666</text:p>
          </table:table-cell>
          <table:table-cell table:style-name="ce6" table:formula="of:=STDEV([.B2:.B25])" office:value-type="float" office:value="8.36926546624281" calcext:value-type="float">
            <text:p>8.3692654662</text:p>
          </table:table-cell>
          <table:table-cell table:style-name="ce6" table:formula="of:=STDEV([.C2:.C25])" office:value-type="float" office:value="9.63079343679544" calcext:value-type="float">
            <text:p>9.6307934368</text:p>
          </table:table-cell>
        </table:table-row>
        <table:table-row table:style-name="ro2">
          <table:table-cell office:value-type="float" office:value="258.07" calcext:value-type="float">
            <text:p>258.07</text:p>
          </table:table-cell>
          <table:table-cell office:value-type="float" office:value="261.85" calcext:value-type="float">
            <text:p>261.85</text:p>
          </table:table-cell>
          <table:table-cell office:value-type="float" office:value="262.27" calcext:value-type="float">
            <text:p>262.27</text:p>
          </table:table-cell>
          <table:table-cell table:number-columns-repeated="5"/>
        </table:table-row>
        <table:table-row table:style-name="ro2">
          <table:table-cell office:value-type="float" office:value="263.85" calcext:value-type="float">
            <text:p>263.85</text:p>
          </table:table-cell>
          <table:table-cell office:value-type="float" office:value="255.97" calcext:value-type="float">
            <text:p>255.97</text:p>
          </table:table-cell>
          <table:table-cell office:value-type="float" office:value="248.61" calcext:value-type="float">
            <text:p>248.61</text:p>
          </table:table-cell>
          <table:table-cell/>
          <table:table-cell table:style-name="ce1" office:value-type="string" calcext:value-type="string">
            <text:p>Total Average</text:p>
          </table:table-cell>
          <table:table-cell table:style-name="ce4" table:formula="of:=AVERAGE([.A2:.C25])" office:value-type="float" office:value="259.719666666667" calcext:value-type="float">
            <text:p>259.7196666667</text:p>
          </table:table-cell>
          <table:table-cell table:number-columns-repeated="2"/>
        </table:table-row>
        <table:table-row table:style-name="ro2">
          <table:table-cell office:value-type="float" office:value="267.62" calcext:value-type="float">
            <text:p>267.62</text:p>
          </table:table-cell>
          <table:table-cell office:value-type="float" office:value="270.62" calcext:value-type="float">
            <text:p>270.62</text:p>
          </table:table-cell>
          <table:table-cell office:value-type="float" office:value="255.86" calcext:value-type="float">
            <text:p>255.86</text:p>
          </table:table-cell>
          <table:table-cell/>
          <table:table-cell table:style-name="ce3" office:value-type="string" calcext:value-type="string">
            <text:p>Total Deviation</text:p>
          </table:table-cell>
          <table:table-cell table:style-name="ce6" table:formula="of:=STDEV([.A2:.C25])" office:value-type="float" office:value="8.17775683067241" calcext:value-type="float">
            <text:p>8.1777568307</text:p>
          </table:table-cell>
          <table:table-cell table:number-columns-repeated="2"/>
        </table:table-row>
        <table:table-row table:style-name="ro2">
          <table:table-cell office:value-type="float" office:value="264.04" calcext:value-type="float">
            <text:p>264.04</text:p>
          </table:table-cell>
          <table:table-cell office:value-type="float" office:value="260.1" calcext:value-type="float">
            <text:p>260.1</text:p>
          </table:table-cell>
          <table:table-cell office:value-type="float" office:value="259.64" calcext:value-type="float">
            <text:p>259.64</text:p>
          </table:table-cell>
          <table:table-cell table:number-columns-repeated="5"/>
        </table:table-row>
        <table:table-row table:style-name="ro2">
          <table:table-cell office:value-type="float" office:value="248.95" calcext:value-type="float">
            <text:p>248.95</text:p>
          </table:table-cell>
          <table:table-cell office:value-type="float" office:value="243.97" calcext:value-type="float">
            <text:p>243.97</text:p>
          </table:table-cell>
          <table:table-cell office:value-type="float" office:value="260.63" calcext:value-type="float">
            <text:p>260.63</text:p>
          </table:table-cell>
          <table:table-cell table:number-columns-repeated="5"/>
        </table:table-row>
        <table:table-row table:style-name="ro2">
          <table:table-cell office:value-type="float" office:value="267.53" calcext:value-type="float">
            <text:p>267.53</text:p>
          </table:table-cell>
          <table:table-cell office:value-type="float" office:value="271.52" calcext:value-type="float">
            <text:p>271.52</text:p>
          </table:table-cell>
          <table:table-cell office:value-type="float" office:value="270.83" calcext:value-type="float">
            <text:p>270.83</text:p>
          </table:table-cell>
          <table:table-cell table:number-columns-repeated="5"/>
        </table:table-row>
        <table:table-row table:style-name="ro2">
          <table:table-cell office:value-type="float" office:value="248.87" calcext:value-type="float">
            <text:p>248.87</text:p>
          </table:table-cell>
          <table:table-cell office:value-type="float" office:value="256.08" calcext:value-type="float">
            <text:p>256.08</text:p>
          </table:table-cell>
          <table:table-cell office:value-type="float" office:value="247.91" calcext:value-type="float">
            <text:p>247.91</text:p>
          </table:table-cell>
          <table:table-cell table:number-columns-repeated="5"/>
        </table:table-row>
        <table:table-row table:style-name="ro2">
          <table:table-cell office:value-type="float" office:value="257.51" calcext:value-type="float">
            <text:p>257.51</text:p>
          </table:table-cell>
          <table:table-cell office:value-type="float" office:value="257.98" calcext:value-type="float">
            <text:p>257.98</text:p>
          </table:table-cell>
          <table:table-cell office:value-type="float" office:value="257.31" calcext:value-type="float">
            <text:p>257.3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-bottom="none" fo:border-left="none" fo:border-right="0.06pt solid #000000" fo:border-top="none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side" style:family="table-cell" style:parent-style-name="Default">
      <style:table-cell-properties fo:background-color="#ff3333"/>
    </style:style>
    <style:style style:name="inside" style:family="table-cell" style:parent-style-name="Default">
      <style:table-cell-properties fo:background-color="#00cc00"/>
    </style:style>
    <style:style style:name="yellow" style:family="table-cell" style:parent-style-name="Default">
      <style:table-cell-properties fo:background-color="#ffff99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5">00/00/0000</text:date>, <text:time style:data-style-name="N2" text:time-value="23:58:54.402832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1:24:47.920526059</meta:creation-date>
    <meta:editing-duration>P1DT2H8M55S</meta:editing-duration>
    <meta:editing-cycles>9</meta:editing-cycles>
    <meta:generator>LibreOffice/5.1.4.2$Linux_X86_64 LibreOffice_project/10m0$Build-2</meta:generator>
    <dc:date>2016-12-25T14:38:17.419989387</dc:date>
    <meta:document-statistic meta:table-count="4" meta:cell-count="61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84cm" xlink:href=".." xlink:type="simple" chart:class="chart:scatter" chart:style-name="ch1">
        <chart:title svg:x="7.596cm" svg:y="0.315cm" chart:style-name="ch2">
          <text:p>PG</text:p>
        </chart:title>
        <chart:legend chart:legend-position="end" svg:x="13.704cm" svg:y="4.193cm" style:legend-expansion="high" chart:style-name="ch3"/>
        <chart:plot-area chart:style-name="ch4" table:cell-range-address="'NBA - New'.F2:'NBA - New'.G45" svg:x="0.319cm" svg:y="1.273cm" svg:width="13.066cm" svg:height="7.532cm">
          <chartooo:coordinate-region svg:x="1.311cm" svg:y="1.473cm" svg:width="11.649cm" svg:height="6.68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NBA - New'.G2:'NBA - New'.G45" chart:class="chart:scatter">
            <chart:domain table:cell-range-address="'NBA - New'.F2:'NBA - New'.F45"/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NBA - New'.F2:'NBA - New'.F45</svg:desc>
                </draw:g>
              </table:table-cell>
              <table:table-cell office:value-type="float" office:value="5967">
                <text:p>5967</text:p>
                <draw:g>
                  <svg:desc>'NBA - New'.G2:'NBA - New'.G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575">
                <text:p>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150">
                <text:p>8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550">
                <text:p>75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9550">
                <text:p>95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267">
                <text:p>10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567">
                <text:p>8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425">
                <text:p>6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8767">
                <text:p>87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7867">
                <text:p>7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8467">
                <text:p>8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6533">
                <text:p>6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84cm" xlink:href=".." xlink:type="simple" chart:class="chart:scatter" chart:style-name="ch1">
        <chart:title svg:x="7.596cm" svg:y="0.315cm" chart:style-name="ch2">
          <text:p>SG</text:p>
        </chart:title>
        <chart:legend chart:legend-position="end" svg:x="13.863cm" svg:y="4.193cm" style:legend-expansion="high" chart:style-name="ch3"/>
        <chart:plot-area chart:style-name="ch4" table:cell-range-address="'NBA - New'.H2:'NBA - New'.I45" svg:x="0.319cm" svg:y="1.273cm" svg:width="13.225cm" svg:height="7.532cm">
          <chartooo:coordinate-region svg:x="1.311cm" svg:y="1.473cm" svg:width="12.139cm" svg:height="6.68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NBA - New'.I2:'NBA - New'.I45" chart:class="chart:scatter">
            <chart:domain table:cell-range-address="'NBA - New'.H2:'NBA - New'.H45"/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NBA - New'.H2:'NBA - New'.H45</svg:desc>
                </draw:g>
              </table:table-cell>
              <table:table-cell office:value-type="float" office:value="8550">
                <text:p>8550</text:p>
                <draw:g>
                  <svg:desc>'NBA - New'.I2:'NBA - New'.I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375">
                <text:p>5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367">
                <text:p>8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39cm" svg:y="0.316cm" chart:style-name="ch2">
          <text:p>SF</text:p>
        </chart:title>
        <chart:legend chart:legend-position="end" svg:x="13.737cm" svg:y="4.201cm" style:legend-expansion="high" chart:style-name="ch3"/>
        <chart:plot-area chart:style-name="ch4" table:cell-range-address="'NBA - New'.J2:'NBA - New'.K45" svg:x="0.32cm" svg:y="1.275cm" svg:width="13.097cm" svg:height="7.545cm">
          <chartooo:coordinate-region svg:x="1.312cm" svg:y="1.474cm" svg:width="11.826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NBA - New'.K2:'NBA - New'.K45" chart:class="chart:scatter">
            <chart:domain table:cell-range-address="'NBA - New'.J2:'NBA - New'.J45"/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NBA - New'.J2:'NBA - New'.J45</svg:desc>
                </draw:g>
              </table:table-cell>
              <table:table-cell office:value-type="float" office:value="5133">
                <text:p>5133</text:p>
                <draw:g>
                  <svg:desc>'NBA - New'.K2:'NBA - New'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825">
                <text:p>7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250">
                <text:p>92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588">
                <text:p>5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267">
                <text:p>7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467">
                <text:p>4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8850">
                <text:p>88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6733">
                <text:p>67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8750">
                <text:p>87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39cm" svg:y="0.316cm" chart:style-name="ch2">
          <text:p>PF</text:p>
        </chart:title>
        <chart:legend chart:legend-position="end" svg:x="13.684cm" svg:y="4.201cm" style:legend-expansion="high" chart:style-name="ch3"/>
        <chart:plot-area chart:style-name="ch4" table:cell-range-address="'NBA - New'.L2:'NBA - New'.M45" svg:x="0.32cm" svg:y="1.275cm" svg:width="13.044cm" svg:height="7.545cm">
          <chartooo:coordinate-region svg:x="1.312cm" svg:y="1.474cm" svg:width="11.773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NBA - New'.M2:'NBA - New'.M45" chart:class="chart:scatter">
            <chart:domain table:cell-range-address="'NBA - New'.L2:'NBA - New'.L45"/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NBA - New'.L2:'NBA - New'.L45</svg:desc>
                </draw:g>
              </table:table-cell>
              <table:table-cell office:value-type="float" office:value="5625">
                <text:p>5625</text:p>
                <draw:g>
                  <svg:desc>'NBA - New'.M2:'NBA - New'.M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250">
                <text:p>8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167">
                <text:p>6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520">
                <text:p>55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667">
                <text:p>8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4580">
                <text:p>45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7367">
                <text:p>73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758cm" svg:y="0.316cm" chart:style-name="ch2">
          <text:p>C</text:p>
        </chart:title>
        <chart:legend chart:legend-position="end" svg:x="13.71cm" svg:y="4.201cm" style:legend-expansion="high" chart:style-name="ch3"/>
        <chart:plot-area chart:style-name="ch4" table:cell-range-address="'NBA - New'.N2:'NBA - New'.O45" svg:x="0.32cm" svg:y="1.275cm" svg:width="13.07cm" svg:height="7.545cm">
          <chartooo:coordinate-region svg:x="1.312cm" svg:y="1.475cm" svg:width="11.653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NBA - New'.O2:'NBA - New'.O45" chart:class="chart:scatter">
            <chart:domain table:cell-range-address="'NBA - New'.N2:'NBA - New'.N45"/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NBA - New'.N2:'NBA - New'.N45</svg:desc>
                </draw:g>
              </table:table-cell>
              <table:table-cell office:value-type="float" office:value="9400">
                <text:p>9400</text:p>
                <draw:g>
                  <svg:desc>'NBA - New'.O2:'NBA - New'.O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900">
                <text:p>109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1200">
                <text:p>11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933">
                <text:p>79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